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43000006D854A2A36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xsl:stylesheet xmlns:fo="http://www.w3.org/1999/XSL/Format" xmlns:xsl="http://www.w3.org/1999/XSL/Transform" xmlns:office="urn:oasis:names:tc:opendocument:xmlns:office:1.0" xmlns:style="urn:oasis:names:tc:opendocument:xmlns:style:1.0" xmlns:text="urn:oasis:names:tc:opendocument:xmlns:text:1.0" xmlns:table="urn:oasis:names:tc:opendocument:xmlns:table:1.0" xmlns:draw="urn:oasis:names:tc:opendocument:xmlns:drawing:1.0" version="1.0">
  <xsl:output method="xml" version="1.0" indent="yes"/>
  <xsl:template match="ausbildungsvertraege">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252cm" table:align="left" style:writing-mode="lr-tb"/>
        </style:style>
        <style:style style:name="Tabelle1.A" style:family="table-column">
          <style:table-column-properties style:column-width="7.001cm"/>
        </style:style>
        <style:style style:name="Tabelle1.B" style:family="table-column">
          <style:table-column-properties style:column-width="1.713cm"/>
        </style:style>
        <style:style style:name="Tabelle1.C" style:family="table-column">
          <style:table-column-properties style:column-width="6.539cm"/>
        </style:style>
        <style:style style:name="Tabelle1.1" style:family="table-row">
          <style:table-row-properties fo:keep-together="auto"/>
        </style:style>
        <style:style style:name="Tabelle1.A1" style:family="table-cell">
          <style:table-cell-properties style:vertical-align="top" fo:padding="0cm" fo:border-left="none" fo:border-right="none" fo:border-top="0.5pt dotted #000000" fo:border-bottom="0.5pt dotted #000000" style:writing-mode="lr-tb"/>
        </style:style>
        <style:style style:name="Tabelle1.B1" style:family="table-cell">
          <style:table-cell-properties style:vertical-align="top" fo:padding="0cm" fo:border="none" style:writing-mode="lr-tb"/>
        </style:style>
        <style:style style:name="Tabelle1.A2" style:family="table-cell">
          <style:table-cell-properties style:vertical-align="top" fo:padding="0cm" fo:border-left="none" fo:border-right="none" fo:border-top="0.5pt dotted #000000" fo:border-bottom="none" style:writing-mode="lr-tb"/>
        </style:style>
        <style:style style:name="P1" style:family="paragraph" style:parent-style-name="Standard">
          <style:paragraph-properties fo:line-height="130%"/>
        </style:style>
        <style:style style:name="P2" style:family="paragraph" style:parent-style-name="Standard">
          <style:paragraph-properties fo:line-height="130%">
            <style:tab-stops>
              <style:tab-stop style:position="8.752cm"/>
            </style:tab-stops>
          </style:paragraph-properties>
        </style:style>
        <style:style style:name="P3" style:family="paragraph" style:parent-style-name="Standard">
          <style:paragraph-properties fo:line-height="130%" fo:text-align="justify" style:justify-single-word="false"/>
        </style:style>
        <style:style style:name="P4" style:family="paragraph" style:parent-style-name="Standard">
          <style:paragraph-properties fo:line-height="130%" fo:text-align="justify" style:justify-single-word="false">
            <style:tab-stops>
              <style:tab-stop style:position="8.752cm"/>
            </style:tab-stops>
          </style:paragraph-properties>
        </style:style>
        <style:style style:name="P5" style:family="paragraph" style:parent-style-name="Standard">
          <style:paragraph-properties fo:line-height="130%" fo:text-align="justify" style:justify-single-word="false">
            <style:tab-stops>
              <style:tab-stop style:position="0cm"/>
              <style:tab-stop style:position="8.752cm"/>
            </style:tab-stops>
          </style:paragraph-properties>
        </style:style>
        <style:style style:name="P6" style:family="paragraph" style:parent-style-name="Standard">
          <style:paragraph-properties fo:line-height="130%" fo:text-align="justify" style:justify-single-word="false">
            <style:tab-stops>
              <style:tab-stop style:position="0cm"/>
              <style:tab-stop style:position="0.751cm"/>
            </style:tab-stops>
          </style:paragraph-properties>
        </style:style>
        <style:style style:name="P7" style:family="paragraph" style:parent-style-name="Standard">
          <style:paragraph-properties fo:line-height="130%" fo:text-align="justify" style:justify-single-word="false">
            <style:tab-stops>
              <style:tab-stop style:position="1.251cm"/>
            </style:tab-stops>
          </style:paragraph-properties>
        </style:style>
        <style:style style:name="P8" style:family="paragraph" style:parent-style-name="Standard">
          <style:paragraph-properties fo:line-height="130%" fo:text-align="justify" style:justify-single-word="false"/>
          <style:text-properties officeooo:paragraph-rsid="0012841f"/>
        </style:style>
        <style:style style:name="P9" style:family="paragraph" style:parent-style-name="Standard">
          <style:text-properties fo:language="de" fo:country="AT"/>
        </style:style>
        <style:style style:name="P10" style:family="paragraph" style:parent-style-name="Standard">
          <style:paragraph-properties fo:line-height="130%"/>
          <style:text-properties fo:language="de" fo:country="AT" style:language-asian="ar" style:country-asian="SA" style:language-complex="zxx" style:country-complex="none"/>
        </style:style>
        <style:style style:name="P11" style:family="paragraph" style:parent-style-name="Standard">
          <style:paragraph-properties fo:line-height="130%"/>
          <style:text-properties fo:font-size="10pt" style:font-size-asian="10pt"/>
        </style:style>
        <style:style style:name="P12" style:family="paragraph" style:parent-style-name="Standard">
          <style:paragraph-properties fo:line-height="130%"/>
          <style:text-properties fo:font-size="10pt" style:font-size-asian="10pt" style:font-name-complex="Arial"/>
        </style:style>
        <style:style style:name="P13" style:family="paragraph" style:parent-style-name="Standard">
          <style:paragraph-properties fo:line-height="130%" fo:text-align="justify" style:justify-single-word="false"/>
          <style:text-properties fo:font-size="10pt" style:font-size-asian="10pt" style:font-name-complex="Arial"/>
        </style:style>
        <style:style style:name="P14" style:family="paragraph" style:parent-style-name="Standard">
          <style:paragraph-properties fo:line-height="130%" fo:text-align="justify" style:justify-single-word="false">
            <style:tab-stops>
              <style:tab-stop style:position="1.251cm"/>
            </style:tab-stops>
          </style:paragraph-properties>
          <style:text-properties fo:font-size="10pt" style:font-size-asian="10pt" style:font-name-complex="Arial"/>
        </style:style>
        <style:style style:name="P15" style:family="paragraph" style:parent-style-name="Standard">
          <style:paragraph-properties fo:line-height="130%" fo:text-align="justify" style:justify-single-word="false"/>
          <style:text-properties fo:font-size="10pt" style:font-size-asian="10pt" style:font-name-complex="Arial" style:font-size-complex="7pt"/>
        </style:style>
        <style:style style:name="P16" style:family="paragraph" style:parent-style-name="Standard">
          <style:paragraph-properties fo:line-height="130%"/>
          <style:text-properties fo:font-size="10pt" fo:language="en" fo:country="US" fo:font-weight="bold" style:font-name-asian="Arial" style:font-size-asian="10pt" style:font-weight-asian="bold" style:font-name-complex="Arial"/>
        </style:style>
        <style:style style:name="P17" style:family="paragraph" style:parent-style-name="Standard">
          <style:paragraph-properties fo:line-height="130%"/>
          <style:text-properties fo:font-size="10pt" fo:language="en" fo:country="US" fo:font-weight="bold" style:font-name-asian="Arial" style:font-size-asian="10pt" style:font-weight-asian="bold"/>
        </style:style>
        <style:style style:name="P18" style:family="paragraph" style:parent-style-name="Standard">
          <style:paragraph-properties fo:line-height="130%" fo:text-align="justify" style:justify-single-word="false"/>
          <style:text-properties fo:font-size="10pt" fo:language="en" fo:country="US" fo:font-weight="bold" style:font-name-asian="Arial" style:font-size-asian="10pt" style:font-weight-asian="bold"/>
        </style:style>
        <style:style style:name="P19" style:family="paragraph" style:parent-style-name="Standard">
          <style:paragraph-properties fo:line-height="130%"/>
          <style:text-properties fo:font-size="10pt" fo:language="en" fo:country="US" style:font-size-asian="10pt"/>
        </style:style>
        <style:style style:name="P20" style:family="paragraph" style:parent-style-name="Standard">
          <style:paragraph-properties fo:line-height="130%" fo:text-align="justify" style:justify-single-word="false"/>
          <style:text-properties fo:font-size="10pt" fo:language="en" fo:country="US" style:font-size-asian="10pt"/>
        </style:style>
        <style:style style:name="P21" style:family="paragraph" style:parent-style-name="Standard">
          <style:paragraph-properties fo:line-height="130%"/>
          <style:text-properties fo:font-size="10pt" fo:language="en" fo:country="US" style:font-size-asian="10pt" style:font-name-complex="Arial" style:font-size-complex="8pt"/>
        </style:style>
        <style:style style:name="P22" style:family="paragraph" style:parent-style-name="Standard">
          <style:paragraph-properties fo:line-height="130%"/>
          <style:text-properties fo:font-size="10pt" fo:language="en" fo:country="US" style:font-size-asian="10pt" style:font-name-complex="Arial"/>
        </style:style>
        <style:style style:name="P23" style:family="paragraph" style:parent-style-name="Standard">
          <style:paragraph-properties fo:line-height="130%">
            <style:tab-stops>
              <style:tab-stop style:position="8.752cm"/>
            </style:tab-stops>
          </style:paragraph-properties>
          <style:text-properties fo:font-size="10pt" fo:language="en" fo:country="US" style:font-size-asian="10pt" style:font-name-complex="Arial"/>
        </style:style>
        <style:style style:name="P24" style:family="paragraph" style:parent-style-name="Standard">
          <style:paragraph-properties fo:line-height="130%" fo:text-align="justify" style:justify-single-word="false"/>
          <style:text-properties fo:font-size="10pt" fo:language="en" fo:country="US" style:font-size-asian="10pt" style:font-name-complex="Arial"/>
        </style:style>
        <style:style style:name="P25" style:family="paragraph" style:parent-style-name="Standard">
          <style:text-properties fo:font-size="10pt" fo:language="en" fo:country="US" style:font-size-asian="10pt" style:font-name-complex="Arial" style:font-size-complex="9pt"/>
        </style:style>
        <style:style style:name="P26" style:family="paragraph" style:parent-style-name="Standard">
          <style:text-properties fo:font-size="10pt" fo:language="en" fo:country="US" style:font-size-asian="10pt" style:language-asian="ar" style:country-asian="SA"/>
        </style:style>
        <style:style style:name="P27" style:family="paragraph" style:parent-style-name="Standard">
          <style:text-properties fo:font-size="10pt" fo:language="en" fo:country="US" style:font-name-asian="Arial" style:font-size-asian="10pt"/>
        </style:style>
        <style:style style:name="P28" style:family="paragraph" style:parent-style-name="Standard">
          <style:text-properties fo:font-size="10pt" fo:language="en" fo:country="US" style:font-name-asian="Arial" style:font-size-asian="10pt" style:font-name-complex="Arial"/>
        </style:style>
        <style:style style:name="P29" style:family="paragraph" style:parent-style-name="Standard">
          <style:paragraph-properties fo:line-height="130%" fo:text-align="justify" style:justify-single-word="false"/>
          <style:text-properties fo:font-size="10pt" fo:language="en" fo:country="US" style:font-name-asian="Arial" style:font-size-asian="10pt" style:font-name-complex="Arial"/>
        </style:style>
        <style:style style:name="P30" style:family="paragraph" style:parent-style-name="Standard">
          <style:paragraph-properties fo:line-height="130%" fo:text-align="justify" style:justify-single-word="false"/>
          <style:text-properties fo:font-size="10pt" fo:language="en" fo:country="US" fo:background-color="#ffff00" style:font-name-asian="Arial" style:font-size-asian="10pt" style:font-name-complex="Arial"/>
        </style:style>
        <style:style style:name="P31" style:family="paragraph" style:parent-style-name="Standard">
          <style:text-properties fo:font-size="10pt" fo:language="en" fo:country="US" fo:background-color="transparent" style:font-size-asian="10pt" style:font-name-complex="Arial" style:font-size-complex="9pt"/>
        </style:style>
        <style:style style:name="P32" style:family="paragraph" style:parent-style-name="Standard">
          <style:paragraph-properties fo:line-height="130%" fo:text-align="justify" style:justify-single-word="false"/>
          <style:text-properties fo:font-size="10pt" fo:language="en" fo:country="US" fo:background-color="transparent" style:font-size-asian="10pt"/>
        </style:style>
        <style:style style:name="P33" style:family="paragraph" style:parent-style-name="Standard">
          <style:paragraph-properties fo:line-height="130%" fo:text-align="justify" style:justify-single-word="false"/>
          <style:text-properties fo:font-size="10pt" fo:language="en" fo:country="US" fo:background-color="transparent" style:font-name-asian="Arial" style:font-size-asian="10pt" style:font-name-complex="Arial"/>
        </style:style>
        <style:style style:name="P34" style:family="paragraph" style:parent-style-name="Standard">
          <style:text-properties fo:font-size="10pt" fo:language="en" fo:country="GB" style:font-name-asian="Arial" style:font-size-asian="10pt"/>
        </style:style>
        <style:style style:name="P35" style:family="paragraph" style:parent-style-name="Standard">
          <style:paragraph-properties fo:line-height="130%" fo:text-align="justify" style:justify-single-word="false"/>
          <style:text-properties fo:font-size="10pt" fo:background-color="transparent" style:font-size-asian="10pt" style:font-name-complex="Arial"/>
        </style:style>
        <style:style style:name="P36" style:family="paragraph" style:parent-style-name="Standard">
          <style:paragraph-properties fo:line-height="130%"/>
          <style:text-properties fo:font-size="10pt" fo:background-color="transparent" style:font-size-asian="10pt" style:language-asian="zxx" style:country-asian="none" style:font-name-complex="Arial" style:language-complex="zxx" style:country-complex="none"/>
        </style:style>
        <style:style style:name="P37" style:family="paragraph" style:parent-style-name="Standard">
          <style:paragraph-properties fo:line-height="130%">
            <style:tab-stops>
              <style:tab-stop style:position="8.752cm"/>
            </style:tab-stops>
          </style:paragraph-properties>
          <style:text-properties fo:font-size="7pt" fo:language="en" fo:country="US" style:font-size-asian="7pt" style:font-name-complex="Arial" style:font-size-complex="7pt"/>
        </style:style>
        <style:style style:name="P38" style:family="paragraph" style:parent-style-name="Standard">
          <style:text-properties fo:background-color="transparent"/>
        </style:style>
        <style:style style:name="P39" style:family="paragraph" style:parent-style-name="Standard">
          <style:paragraph-properties fo:line-height="130%"/>
          <style:text-properties fo:background-color="transparent"/>
        </style:style>
        <style:style style:name="P40" style:family="paragraph" style:parent-style-name="Standard">
          <style:paragraph-properties fo:line-height="130%" fo:text-align="justify" style:justify-single-word="false"/>
          <style:text-properties fo:background-color="transparent"/>
        </style:style>
        <style:style style:name="P41" style:family="paragraph" style:parent-style-name="Standard">
          <style:text-properties fo:background-color="transparent" style:font-name-asian="Arial"/>
        </style:style>
        <style:style style:name="P42" style:family="paragraph" style:parent-style-name="Standard">
          <style:paragraph-properties fo:line-height="130%" fo:text-align="justify" style:justify-single-word="false" fo:break-before="column"/>
          <style:text-properties fo:font-size="10pt" style:font-size-asian="10pt" style:font-name-complex="Arial"/>
        </style:style>
        <style:style style:name="P43" style:family="paragraph" style:parent-style-name="Standard">
          <style:paragraph-properties fo:break-before="column"/>
          <style:text-properties fo:font-size="10pt" fo:language="en" fo:country="US" style:font-size-asian="10pt" style:font-name-complex="Arial"/>
        </style:style>
        <style:style style:name="P44" style:family="paragraph" style:parent-style-name="Standard">
          <style:paragraph-properties fo:break-before="column"/>
          <style:text-properties fo:font-size="10pt" fo:language="en" fo:country="US" style:font-name-asian="Arial" style:font-size-asian="10pt" style:font-name-complex="Arial" style:language-complex="zxx" style:country-complex="none"/>
        </style:style>
        <style:style style:name="P45" style:family="paragraph" style:parent-style-name="Standard">
          <style:paragraph-properties fo:line-height="130%" fo:text-align="justify" style:justify-single-word="false" fo:break-before="column"/>
          <style:text-properties fo:font-size="10pt" fo:language="en" fo:country="US" style:font-name-asian="Arial" style:font-size-asian="10pt" style:font-name-complex="Arial"/>
        </style:style>
        <style:style style:name="P46" style:family="paragraph" style:parent-style-name="Standard">
          <style:paragraph-properties fo:break-before="column"/>
          <style:text-properties fo:font-size="10pt" fo:language="en" fo:country="US" fo:background-color="transparent" style:font-size-asian="10pt" style:font-name-complex="Arial" style:font-size-complex="9pt"/>
        </style:style>
        <style:style style:name="P47" style:family="paragraph" style:parent-style-name="Standard">
          <style:paragraph-properties fo:line-height="130%" fo:text-align="justify" style:justify-single-word="false" fo:break-before="column"/>
          <style:text-properties fo:font-size="10pt" fo:background-color="transparent" style:font-size-asian="10pt" style:font-name-complex="Arial"/>
        </style:style>
        <style:style style:name="P48" style:family="paragraph" style:parent-style-name="Standard">
          <style:paragraph-properties fo:line-height="130%" fo:break-before="column"/>
          <style:text-properties fo:background-color="transparent"/>
        </style:style>
        <style:style style:name="P49" style:family="paragraph" style:parent-style-name="Standard">
          <style:paragraph-properties fo:break-before="page"/>
          <style:text-properties fo:font-size="10pt" fo:language="en" fo:country="US" style:font-size-asian="10pt"/>
        </style:style>
        <style:style style:name="P50" style:family="paragraph" style:parent-style-name="Standard">
          <style:paragraph-properties fo:break-before="page"/>
          <style:text-properties fo:font-size="10pt" fo:language="en" fo:country="US" style:font-size-asian="10pt" style:font-name-complex="Arial" style:font-size-complex="9pt"/>
        </style:style>
        <style:style style:name="P51" style:family="paragraph" style:parent-style-name="Standard">
          <style:paragraph-properties fo:line-height="130%" fo:text-align="justify" style:justify-single-word="false" fo:break-before="page"/>
          <style:text-properties fo:font-size="10pt" fo:language="en" fo:country="US" style:font-size-asian="10pt" style:font-name-complex="Arial"/>
        </style:style>
        <style:style style:name="P52" style:family="paragraph" style:parent-style-name="Standard">
          <style:paragraph-properties fo:break-before="page"/>
          <style:text-properties fo:font-size="10pt" fo:language="en" fo:country="US" style:font-size-asian="10pt" style:language-complex="zxx" style:country-complex="none"/>
        </style:style>
        <style:style style:name="P53" style:family="paragraph" style:parent-style-name="Standard">
          <style:paragraph-properties fo:line-height="130%" fo:text-align="justify" style:justify-single-word="false" fo:break-before="page"/>
          <style:text-properties fo:font-size="10pt" fo:language="en" fo:country="US" style:font-size-asian="10pt" style:language-asian="ar" style:country-asian="SA" style:font-name-complex="Arial"/>
        </style:style>
        <style:style style:name="P54" style:family="paragraph" style:parent-style-name="Standard">
          <style:paragraph-properties fo:margin-left="0cm" fo:margin-right="-0.252cm" fo:line-height="130%" fo:text-indent="0cm" style:auto-text-indent="false">
            <style:tab-stops>
              <style:tab-stop style:position="1.251cm"/>
            </style:tab-stops>
          </style:paragraph-properties>
        </style:style>
        <style:style style:name="P55" style:family="paragraph" style:parent-style-name="Standard">
          <style:paragraph-properties fo:margin-left="0cm" fo:margin-right="-0.252cm" fo:line-height="130%" fo:text-indent="0cm" style:auto-text-indent="false">
            <style:tab-stops>
              <style:tab-stop style:position="1.251cm"/>
            </style:tab-stops>
          </style:paragraph-properties>
          <style:text-properties fo:font-size="10pt" style:font-size-asian="10pt" style:font-name-complex="Arial"/>
        </style:style>
        <style:style style:name="P56" style:family="paragraph" style:parent-style-name="Standard">
          <style:paragraph-properties fo:margin-left="0cm" fo:margin-right="-0.252cm" fo:line-height="130%" fo:text-align="justify" style:justify-single-word="false" fo:text-indent="0cm" style:auto-text-indent="false">
            <style:tab-stops>
              <style:tab-stop style:position="1.251cm"/>
            </style:tab-stops>
          </style:paragraph-properties>
          <style:text-properties fo:font-size="10pt" fo:background-color="transparent" style:font-size-asian="10pt" style:font-name-complex="Arial"/>
        </style:style>
        <style:style style:name="P57" style:family="paragraph" style:parent-style-name="Standard">
          <style:paragraph-properties fo:margin-left="0cm" fo:margin-right="-0.25cm" fo:margin-top="0.106cm" fo:margin-bottom="0cm" style:contextual-spacing="false" fo:line-height="130%" fo:text-indent="0cm" style:auto-text-indent="false">
            <style:tab-stops>
              <style:tab-stop style:position="1.251cm"/>
            </style:tab-stops>
          </style:paragraph-properties>
        </style:style>
        <style:style style:name="P58" style:family="paragraph" style:parent-style-name="Standard">
          <style:paragraph-properties fo:margin-left="0cm" fo:margin-right="-0.25cm" fo:margin-top="0.106cm" fo:margin-bottom="0cm" style:contextual-spacing="false"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59" style:family="paragraph" style:parent-style-name="Standard">
          <style:paragraph-properties fo:margin-left="0cm" fo:margin-right="-0.25cm" fo:margin-top="0.106cm" fo:margin-bottom="0cm" style:contextual-spacing="false" fo:line-height="130%" fo:text-indent="0cm" style:auto-text-indent="false" style:snap-to-layout-grid="false">
            <style:tab-stops>
              <style:tab-stop style:position="1.251cm"/>
            </style:tab-stops>
          </style:paragraph-properties>
          <style:text-properties fo:font-size="9pt" style:font-size-asian="9pt" style:font-name-complex="Arial" style:font-size-complex="9pt"/>
        </style:style>
        <style:style style:name="P60" style:family="paragraph" style:parent-style-name="Standard">
          <style:paragraph-properties fo:margin-left="0cm" fo:margin-right="-0.25cm" fo:margin-top="0.106cm" fo:margin-bottom="0cm" style:contextual-spacing="false" fo:line-height="130%" fo:text-indent="0cm" style:auto-text-indent="false" style:snap-to-layout-grid="false">
            <style:tab-stops>
              <style:tab-stop style:position="1.251cm"/>
              <style:tab-stop style:position="14.503cm" style:type="right"/>
            </style:tab-stops>
          </style:paragraph-properties>
          <style:text-properties fo:font-size="9pt" style:font-size-asian="9pt" style:font-name-complex="Arial" style:font-size-complex="9pt"/>
        </style:style>
        <style:style style:name="P61" style:family="paragraph" style:parent-style-name="Standard">
          <style:paragraph-properties fo:margin-left="0cm" fo:margin-right="-0.25cm" fo:margin-top="0.106cm" fo:margin-bottom="0cm" style:contextual-spacing="false" fo:text-indent="0cm" style:auto-text-indent="false">
            <style:tab-stops>
              <style:tab-stop style:position="1.251cm"/>
            </style:tab-stops>
          </style:paragraph-properties>
          <style:text-properties fo:font-size="9pt" style:font-size-asian="9pt" style:font-name-complex="Arial" style:font-size-complex="9pt"/>
        </style:style>
        <style:style style:name="P62" style:family="paragraph" style:parent-style-name="Standard">
          <style:paragraph-properties fo:margin-left="0cm" fo:margin-right="-0.25cm" fo:margin-top="0.106cm" fo:margin-bottom="0cm" style:contextual-spacing="false" fo:text-indent="0cm" style:auto-text-indent="false" style:snap-to-layout-grid="false">
            <style:tab-stops>
              <style:tab-stop style:position="1.251cm"/>
              <style:tab-stop style:position="14.503cm" style:type="right"/>
            </style:tab-stops>
          </style:paragraph-properties>
          <style:text-properties fo:font-size="9pt" fo:language="en" fo:country="US" style:font-size-asian="9pt" style:font-name-complex="Arial" style:font-size-complex="9pt"/>
        </style:style>
        <style:style style:name="P63" style:family="paragraph" style:parent-style-name="Standard">
          <style:paragraph-properties fo:margin-left="0cm" fo:margin-right="-0.25cm" fo:margin-top="0.106cm" fo:margin-bottom="0cm" style:contextual-spacing="false" fo:text-indent="0cm" style:auto-text-indent="false">
            <style:tab-stops>
              <style:tab-stop style:position="1.251cm"/>
              <style:tab-stop style:position="14.503cm" style:type="right"/>
            </style:tab-stops>
          </style:paragraph-properties>
        </style:style>
        <style:style style:name="P64" style:family="paragraph" style:parent-style-name="Standard">
          <style:paragraph-properties fo:margin-left="0cm" fo:margin-right="-0.25cm" fo:margin-top="0.106cm" fo:margin-bottom="0cm" style:contextual-spacing="false" fo:text-indent="0cm" style:auto-text-indent="false">
            <style:tab-stops>
              <style:tab-stop style:position="1.251cm"/>
            </style:tab-stops>
          </style:paragraph-properties>
        </style:style>
        <style:style style:name="P65" style:family="paragraph" style:parent-style-name="Standard">
          <style:paragraph-properties fo:margin-left="0.416cm" fo:margin-right="-0.25cm" fo:margin-top="0.106cm" fo:margin-bottom="0cm" style:contextual-spacing="false"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66" style:family="paragraph" style:parent-style-name="Standard">
          <style:paragraph-properties fo:margin-left="0.416cm" fo:margin-right="-0.25cm" fo:margin-top="0.106cm" fo:margin-bottom="0cm" style:contextual-spacing="false" fo:line-height="130%" fo:text-indent="0cm" style:auto-text-indent="false" style:snap-to-layout-grid="false">
            <style:tab-stops>
              <style:tab-stop style:position="1.251cm"/>
            </style:tab-stops>
          </style:paragraph-properties>
          <style:text-properties fo:font-size="9pt" style:font-size-asian="9pt" style:font-name-complex="Arial" style:font-size-complex="9pt"/>
        </style:style>
        <style:style style:name="P67" style:family="paragraph" style:parent-style-name="Header">
          <style:text-properties fo:language="de" fo:country="AT" style:language-asian="de" style:country-asian="AT"/>
        </style:style>
        <style:style style:name="P68" style:family="paragraph" style:parent-style-name="Heading_20_1" style:list-style-name="">
          <style:paragraph-properties fo:margin-left="0cm" fo:margin-right="0cm" fo:text-indent="0cm" style:auto-text-indent="false"/>
        </style:style>
        <style:style style:name="P69" style:family="paragraph" style:parent-style-name="Heading_20_1" style:list-style-name="" style:master-page-name="Standard">
          <style:paragraph-properties fo:margin-left="0cm" fo:margin-right="0cm" fo:text-indent="0cm" style:auto-text-indent="false" style:page-number="auto"/>
          <style:text-properties style:language-complex="zxx" style:country-complex="none"/>
        </style:style>
        <style:style style:name="P70" style:family="paragraph" style:parent-style-name="Textkörper_20_2">
          <style:paragraph-properties fo:line-height="130%"/>
        </style:style>
        <style:style style:name="P71" style:family="paragraph" style:parent-style-name="Textkörper_20_2">
          <style:paragraph-properties fo:line-height="130%"/>
          <style:text-properties style:font-name="Arial" fo:font-size="10pt" style:font-size-asian="10pt" style:font-name-complex="Arial"/>
        </style:style>
        <style:style style:name="P72" style:family="paragraph" style:parent-style-name="Textkörper_20_2">
          <style:paragraph-properties fo:line-height="130%"/>
          <style:text-properties style:font-name="Arial" fo:font-size="10pt" fo:language="en" fo:country="US" style:font-size-asian="10pt" style:language-asian="ar" style:country-asian="SA" style:font-name-complex="Arial"/>
        </style:style>
        <style:style style:name="P73" style:family="paragraph" style:parent-style-name="Textkörper_20_2">
          <style:paragraph-properties fo:line-height="130%" fo:break-before="column"/>
          <style:text-properties style:font-name="Arial" fo:font-size="10pt" style:font-size-asian="10pt" style:font-name-complex="Arial"/>
        </style:style>
        <style:style style:name="P74" style:family="paragraph" style:parent-style-name="Textkörper_20_2">
          <style:paragraph-properties fo:line-height="130%" fo:break-before="page"/>
        </style:style>
        <style:style style:name="P75" style:family="paragraph" style:parent-style-name="Textkörper_20_3">
          <style:paragraph-properties fo:line-height="130%" fo:orphans="0" fo:widows="0"/>
          <style:text-properties fo:font-size="10pt" style:font-size-asian="10pt" style:font-name-complex="Arial"/>
        </style:style>
        <style:style style:name="P76" style:family="paragraph" style:parent-style-name="Formatvorlage_20_Aufzählung_20_1">
          <style:paragraph-properties fo:text-align="justify" style:justify-single-word="false"/>
        </style:style>
        <style:style style:name="P77" style:family="paragraph" style:parent-style-name="Formatvorlage_20_Aufzählung_20_1">
          <style:paragraph-properties fo:text-align="justify" style:justify-single-word="false"/>
          <style:text-properties style:language-complex="zxx" style:country-complex="none"/>
        </style:style>
        <style:style style:name="P78" style:family="paragraph" style:parent-style-name="Formatvorlage_20_Aufzählung_20_1">
          <style:paragraph-properties fo:text-align="justify" style:justify-single-word="false"/>
          <style:text-properties fo:language="en" fo:country="US" style:language-complex="zxx" style:country-complex="none"/>
        </style:style>
        <style:style style:name="P79" style:family="paragraph" style:parent-style-name="Formatvorlage_20_Aufzählung_20_1" style:list-style-name="">
          <style:paragraph-properties fo:margin-left="0cm" fo:margin-right="0cm" fo:text-align="justify" style:justify-single-word="false" fo:text-indent="0cm" style:auto-text-indent="false"/>
          <style:text-properties fo:font-size="8pt" style:font-size-asian="8pt" style:font-name-complex="Arial" style:font-size-complex="8pt"/>
        </style:style>
        <style:style style:name="P80" style:family="paragraph" style:parent-style-name="Formatvorlage_20_Aufzählung_20_1" style:list-style-name="">
          <style:paragraph-properties fo:margin-left="0cm" fo:margin-right="0cm" fo:text-align="justify" style:justify-single-word="false" fo:text-indent="0cm" style:auto-text-indent="false"/>
          <style:text-properties fo:font-size="8pt" fo:language="de" fo:country="AT" style:font-size-asian="8pt" style:font-name-complex="Arial" style:font-size-complex="8pt"/>
        </style:style>
        <style:style style:name="P81" style:family="paragraph" style:parent-style-name="Formatvorlage_20_Aufzählung_20_1" style:list-style-name="">
          <style:paragraph-properties fo:margin-left="0cm" fo:margin-right="0cm" fo:text-align="justify" style:justify-single-word="false" fo:text-indent="0cm" style:auto-text-indent="false"/>
          <style:text-properties fo:font-size="8pt" fo:language="en" fo:country="US" style:font-size-asian="8pt" style:font-name-complex="Arial" style:font-size-complex="8pt"/>
        </style:style>
        <style:style style:name="P82" style:family="paragraph" style:parent-style-name="Formatvorlage_20_Aufzählung_20_1" style:list-style-name="">
          <style:paragraph-properties fo:margin-left="0cm" fo:margin-right="0cm" fo:text-align="justify" style:justify-single-word="false" fo:text-indent="0cm" style:auto-text-indent="false"/>
          <style:text-properties fo:language="en" fo:country="US" style:language-complex="zxx" style:country-complex="none"/>
        </style:style>
        <style:style style:name="P83" style:family="paragraph" style:parent-style-name="Formatvorlage_20_Aufzählung_20_1" style:list-style-name="">
          <style:paragraph-properties fo:margin-left="0cm" fo:margin-right="0cm" fo:text-align="justify" style:justify-single-word="false" fo:text-indent="0cm" style:auto-text-indent="false" fo:break-before="page"/>
          <style:text-properties fo:language="en" fo:country="US" style:language-complex="zxx" style:country-complex="none"/>
        </style:style>
        <style:style style:name="P84" style:family="paragraph" style:parent-style-name="Formatvorlage_20_Aufzählung_20_1">
          <style:paragraph-properties fo:text-align="justify" style:justify-single-word="false" fo:break-before="column"/>
          <style:text-properties style:language-complex="zxx" style:country-complex="none"/>
        </style:style>
        <style:style style:name="P85" style:family="paragraph" style:parent-style-name="Formatvorlage_20_Aufzählung_20_1" style:list-style-name="">
          <style:paragraph-properties fo:margin-left="0.4cm" fo:margin-right="0cm" fo:text-align="justify" style:justify-single-word="false" fo:text-indent="-0.4cm" style:auto-text-indent="false"/>
          <style:text-properties style:language-complex="zxx" style:country-complex="none"/>
        </style:style>
        <style:style style:name="P86" style:family="paragraph" style:parent-style-name="Formatvorlage_20_Aufzählung_20_1" style:list-style-name="">
          <style:paragraph-properties fo:margin-left="0.4cm" fo:margin-right="0cm" fo:text-align="justify" style:justify-single-word="false" fo:text-indent="-0.4cm" style:auto-text-indent="false"/>
          <style:text-properties fo:language="en" fo:country="US" style:language-complex="zxx" style:country-complex="none"/>
        </style:style>
        <style:style style:name="P87" style:family="paragraph" style:parent-style-name="Formatvorlage_20_Aufzählung_20_1" style:list-style-name="">
          <style:paragraph-properties fo:margin-left="0.4cm" fo:margin-right="0cm" fo:text-align="justify" style:justify-single-word="false" fo:text-indent="-0.4cm" style:auto-text-indent="false" fo:break-before="column"/>
          <style:text-properties style:language-complex="zxx" style:country-complex="none"/>
        </style:style>
        <style:style style:name="P88" style:family="paragraph" style:parent-style-name="Formatvorlage_20_Aufzählung_20_1" style:list-style-name="">
          <style:paragraph-properties fo:margin-left="0.4cm" fo:margin-right="0cm" fo:text-align="justify" style:justify-single-word="false" fo:text-indent="-0.4cm" style:auto-text-indent="false" fo:break-before="page"/>
          <style:text-properties fo:language="en" fo:country="US" style:language-complex="zxx" style:country-complex="none"/>
        </style:style>
        <style:style style:name="P89" style:family="paragraph" style:parent-style-name="Standard1">
          <style:paragraph-properties fo:line-height="130%"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90" style:family="paragraph" style:parent-style-name="Standard1">
          <style:paragraph-properties fo:line-height="130%"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00" style:font-name="Arial" fo:font-size="10pt" style:font-size-asian="10pt" style:font-name-complex="Arial"/>
        </style:style>
        <style:style style:name="T1" style:family="text">
          <style:text-properties fo:font-weight="bold" style:font-weight-asian="bold"/>
        </style:style>
        <style:style style:name="T2" style:family="text">
          <style:text-properties fo:font-weight="bold" fo:background-color="#ffff00" loext:char-shading-value="0" style:font-weight-asian="bold"/>
        </style:style>
        <style:style style:name="T3" style:family="text">
          <style:text-properties fo:font-weight="bold" style:font-name-asian="Arial" style:font-weight-asian="bold"/>
        </style:style>
        <style:style style:name="T4" style:family="text">
          <style:text-properties fo:font-size="10pt" fo:font-weight="bold" style:font-size-asian="10pt" style:font-weight-asian="bold" style:font-name-complex="Arial"/>
        </style:style>
        <style:style style:name="T5" style:family="text">
          <style:text-properties fo:font-size="10pt" fo:font-weight="bold" fo:background-color="#ffff00" loext:char-shading-value="0" style:font-size-asian="10pt" style:font-weight-asian="bold" style:font-name-complex="Arial"/>
        </style:style>
        <style:style style:name="T6" style:family="text">
          <style:text-properties fo:font-size="10pt" fo:font-weight="bold" fo:background-color="transparent" loext:char-shading-value="0" style:font-size-asian="10pt" style:font-weight-asian="bold" style:font-name-complex="Arial"/>
        </style:style>
        <style:style style:name="T7" style:family="text">
          <style:text-properties fo:font-size="10pt" style:font-size-asian="10pt"/>
        </style:style>
        <style:style style:name="T8" style:family="text">
          <style:text-properties fo:font-size="10pt" style:font-size-asian="10pt" style:font-name-complex="Arial"/>
        </style:style>
        <style:style style:name="T9" style:family="text">
          <style:text-properties fo:font-size="10pt" style:font-size-asian="10pt" style:language-asian="ar" style:country-asian="SA"/>
        </style:style>
        <style:style style:name="T10" style:family="text">
          <style:text-properties fo:font-size="10pt" style:font-size-asian="10pt" style:language-asian="zxx" style:country-asian="none" style:font-name-complex="Arial" style:language-complex="zxx" style:country-complex="none"/>
        </style:style>
        <style:style style:name="T11" style:family="text">
          <style:text-properties fo:font-size="10pt" style:font-name-asian="Arial" style:font-size-asian="10pt"/>
        </style:style>
        <style:style style:name="T12" style:family="text">
          <style:text-properties fo:font-size="10pt" style:font-name-asian="Arial" style:font-size-asian="10pt" style:font-name-complex="Arial"/>
        </style:style>
        <style:style style:name="T13" style:family="text">
          <style:text-properties fo:font-size="10pt" fo:language="en" fo:country="US" style:font-name-asian="Arial" style:font-size-asian="10pt"/>
        </style:style>
        <style:style style:name="T14" style:family="text">
          <style:text-properties fo:font-size="10pt" fo:language="en" fo:country="US" style:font-name-asian="Arial" style:font-size-asian="10pt" style:font-name-complex="Arial"/>
        </style:style>
        <style:style style:name="T15" style:family="text">
          <style:text-properties fo:font-size="10pt" fo:language="en" fo:country="US" officeooo:rsid="0012841f" style:font-name-asian="Arial" style:font-size-asian="10pt" style:font-name-complex="Arial"/>
        </style:style>
        <style:style style:name="T16" style:family="text">
          <style:text-properties fo:font-size="10pt" fo:language="en" fo:country="US" fo:font-weight="bold" style:font-name-asian="Arial" style:font-size-asian="10pt" style:font-weight-asian="bold" style:font-name-complex="Arial"/>
        </style:style>
        <style:style style:name="T17" style:family="text">
          <style:text-properties fo:font-size="10pt" fo:language="en" fo:country="US" fo:font-weight="bold" style:font-name-asian="Arial" style:font-size-asian="10pt" style:font-weight-asian="bold" style:font-name-complex="Arial" style:font-weight-complex="bold"/>
        </style:style>
        <style:style style:name="T18" style:family="text">
          <style:text-properties fo:font-size="10pt" fo:language="en" fo:country="US" fo:font-weight="bold" fo:background-color="#ffff00" loext:char-shading-value="0" style:font-name-asian="Arial" style:font-size-asian="10pt" style:font-weight-asian="bold" style:font-name-complex="Arial"/>
        </style:style>
        <style:style style:name="T19" style:family="text">
          <style:text-properties fo:font-size="10pt" fo:language="en" fo:country="US" fo:font-weight="bold" style:font-size-asian="10pt" style:font-weight-asian="bold"/>
        </style:style>
        <style:style style:name="T20" style:family="text">
          <style:text-properties fo:font-size="10pt" fo:language="en" fo:country="US" style:font-size-asian="10pt"/>
        </style:style>
        <style:style style:name="T21" style:family="text">
          <style:text-properties fo:font-size="10pt" fo:language="en" fo:country="US" style:font-size-asian="10pt" style:font-name-complex="Arial"/>
        </style:style>
        <style:style style:name="T22" style:family="text">
          <style:text-properties fo:font-size="10pt" fo:language="en" fo:country="US" fo:background-color="#ffff00" loext:char-shading-value="0" style:font-size-asian="10pt" style:font-name-complex="Arial"/>
        </style:style>
        <style:style style:name="T23" style:family="text">
          <style:text-properties fo:font-size="10pt" fo:language="en" fo:country="US" fo:background-color="#ffff00" loext:char-shading-value="0" style:font-name-asian="Arial" style:font-size-asian="10pt" style:font-name-complex="Arial"/>
        </style:style>
        <style:style style:name="T24" style:family="text">
          <style:text-properties fo:font-size="10pt" fo:language="en" fo:country="US" fo:background-color="transparent" loext:char-shading-value="0" style:font-size-asian="10pt" style:font-name-complex="Arial"/>
        </style:style>
        <style:style style:name="T25" style:family="text">
          <style:text-properties fo:font-size="10pt" fo:language="en" fo:country="US" fo:background-color="transparent" loext:char-shading-value="0" style:font-name-asian="Arial" style:font-size-asian="10pt" style:font-name-complex="Arial"/>
        </style:style>
        <style:style style:name="T26" style:family="text">
          <style:text-properties fo:font-size="10pt" fo:language="de" fo:country="AT" style:font-size-asian="10pt" style:font-name-complex="Arial"/>
        </style:style>
        <style:style style:name="T27" style:family="text">
          <style:text-properties fo:font-size="10pt" fo:language="de" fo:country="AT" fo:font-weight="bold" style:font-size-asian="10pt" style:language-asian="ar" style:country-asian="SA" style:font-weight-asian="bold"/>
        </style:style>
        <style:style style:name="T28" style:family="text">
          <style:text-properties fo:font-size="10pt" fo:background-color="#ffff00" loext:char-shading-value="0" style:font-size-asian="10pt" style:font-name-complex="Arial"/>
        </style:style>
        <style:style style:name="T29" style:family="text">
          <style:text-properties fo:font-size="10pt" fo:background-color="#ffff00" loext:char-shading-value="0" style:font-size-asian="10pt" style:language-asian="zxx" style:country-asian="none" style:font-name-complex="Arial" style:language-complex="zxx" style:country-complex="none"/>
        </style:style>
        <style:style style:name="T30" style:family="text">
          <style:text-properties fo:font-size="10pt" fo:language="en" fo:country="GB" fo:background-color="#ffff00" loext:char-shading-value="0" style:font-size-asian="10pt" style:language-asian="zxx" style:country-asian="none" style:font-name-complex="Arial" style:language-complex="zxx" style:country-complex="none"/>
        </style:style>
        <style:style style:name="T31" style:family="text">
          <style:text-properties fo:font-size="10pt" fo:language="en" fo:country="GB" style:font-size-asian="10pt" style:language-asian="zxx" style:country-asian="none" style:font-name-complex="Arial" style:language-complex="zxx" style:country-complex="none"/>
        </style:style>
        <style:style style:name="T32" style:family="text">
          <style:text-properties fo:font-size="10pt" fo:background-color="transparent" loext:char-shading-value="0" style:font-size-asian="10pt" style:font-name-complex="Arial"/>
        </style:style>
        <style:style style:name="T33" style:family="text">
          <style:text-properties style:font-name-complex="Arial"/>
        </style:style>
        <style:style style:name="T34" style:family="text">
          <style:text-properties style:font-name-asian="Arial"/>
        </style:style>
        <style:style style:name="T35" style:family="text">
          <style:text-properties fo:language="en" fo:country="US"/>
        </style:style>
        <style:style style:name="T36" style:family="text">
          <style:text-properties fo:language="en" fo:country="US" style:font-name-asian="Arial"/>
        </style:style>
        <style:style style:name="T37" style:family="text">
          <style:text-properties fo:language="en" fo:country="US" fo:font-weight="bold" style:font-weight-asian="bold"/>
        </style:style>
        <style:style style:name="T38" style:family="text">
          <style:text-properties fo:language="en" fo:country="US" fo:font-weight="bold" style:font-weight-asian="bold" style:font-name-complex="Arial" style:font-size-complex="9pt" style:font-weight-complex="bold"/>
        </style:style>
        <style:style style:name="T39" style:family="text">
          <style:text-properties fo:language="en" fo:country="US" fo:font-weight="bold" style:font-name-asian="Arial" style:font-weight-asian="bold"/>
        </style:style>
        <style:style style:name="T40" style:family="text">
          <style:text-properties fo:language="en" fo:country="US" style:font-style-complex="italic"/>
        </style:style>
        <style:style style:name="T41" style:family="text">
          <style:text-properties fo:language="en" fo:country="US" style:language-complex="zxx" style:country-complex="none"/>
        </style:style>
        <style:style style:name="T42" style:family="text">
          <style:text-properties fo:language="en" fo:country="US" fo:background-color="transparent" loext:char-shading-value="0"/>
        </style:style>
        <style:style style:name="T43" style:family="text">
          <style:text-properties fo:font-size="9pt" style:font-size-asian="9pt" style:font-name-complex="Arial" style:font-size-complex="9pt"/>
        </style:style>
        <style:style style:name="T44" style:family="text">
          <style:text-properties fo:font-size="9pt" style:font-name-asian="Arial" style:font-size-asian="9pt" style:font-size-complex="9pt"/>
        </style:style>
        <style:style style:name="T45" style:family="text">
          <style:text-properties fo:font-size="9pt" style:font-name-asian="Arial" style:font-size-asian="9pt" style:font-name-complex="Arial"/>
        </style:style>
        <style:style style:name="T46" style:family="text">
          <style:text-properties fo:font-size="9pt" fo:language="en" fo:country="US" style:font-name-asian="Arial" style:font-size-asian="9pt" style:font-name-complex="Arial"/>
        </style:style>
        <style:style style:name="T47" style:family="text">
          <style:text-properties fo:font-size="9pt" fo:language="en" fo:country="US" style:font-size-asian="9pt" style:font-name-complex="Arial" style:font-size-complex="9pt"/>
        </style:style>
        <style:style style:name="T48" style:family="text">
          <style:text-properties fo:font-size="8pt" style:font-size-asian="8pt" style:font-name-complex="Arial"/>
        </style:style>
        <style:style style:name="T49" style:family="text">
          <style:text-properties fo:font-size="8pt" style:font-size-asian="8pt" style:font-size-complex="8pt"/>
        </style:style>
        <style:style style:name="T50" style:family="text">
          <style:text-properties fo:font-size="8pt" fo:language="en" fo:country="US" style:font-name-asian="Arial" style:font-size-asian="8pt" style:font-name-complex="Arial"/>
        </style:style>
        <style:style style:name="T51" style:family="text">
          <style:text-properties fo:font-size="8pt" fo:background-color="#ffff00" loext:char-shading-value="0" style:font-size-asian="8pt" style:font-size-complex="8pt"/>
        </style:style>
        <style:style style:name="T52" style:family="text">
          <style:text-properties fo:font-size="8pt" fo:font-weight="bold" fo:background-color="#ffff00" loext:char-shading-value="0" style:font-size-asian="8pt" style:font-weight-asian="bold" style:font-size-complex="8pt"/>
        </style:style>
        <style:style style:name="T53" style:family="text">
          <style:text-properties fo:font-size="8pt" fo:font-weight="bold" style:font-size-asian="8pt" style:font-weight-asian="bold" style:font-size-complex="8pt"/>
        </style:style>
        <style:style style:name="T54" style:family="text">
          <style:text-properties fo:font-size="8pt" fo:font-weight="bold" fo:background-color="transparent" loext:char-shading-value="0" style:font-size-asian="8pt" style:font-weight-asian="bold" style:font-size-complex="8pt"/>
        </style:style>
        <style:style style:name="T55" style:family="text">
          <style:text-properties fo:font-size="8pt" fo:background-color="transparent" loext:char-shading-value="0" style:font-size-asian="8pt" style:font-size-complex="8pt"/>
        </style:style>
        <style:style style:name="T56" style:family="text">
          <style:text-properties fo:language="de" fo:country="AT" fo:font-weight="bold" style:language-asian="ar" style:country-asian="SA" style:font-weight-asian="bold"/>
        </style:style>
        <style:style style:name="T57" style:family="text">
          <style:text-properties fo:language="en" fo:country="GB"/>
        </style:style>
        <style:style style:name="T58" style:family="text">
          <style:text-properties fo:language="en" fo:country="GB" style:font-name-asian="Arial"/>
        </style:style>
        <style:style style:name="T59" style:family="text">
          <style:text-properties style:language-complex="zxx" style:country-complex="none"/>
        </style:style>
        <style:style style:name="T60" style:family="text">
          <style:text-properties style:font-name="Arial" fo:font-size="10pt" style:font-size-asian="10pt" style:font-name-complex="Arial"/>
        </style:style>
        <style:style style:name="T61" style:family="text">
          <style:text-properties style:font-name="Arial" fo:font-size="10pt" fo:language="de" fo:country="AT" style:font-size-asian="10pt" style:language-asian="ar" style:country-asian="SA" style:font-name-complex="Arial"/>
        </style:style>
        <style:style style:name="T62" style:family="text">
          <style:text-properties fo:color="#000000" style:font-name="Arial" fo:font-size="10pt" style:font-size-asian="10pt" style:font-name-complex="Arial"/>
        </style:style>
        <style:style style:name="T63" style:family="text">
          <style:text-properties style:font-name="Times New Roman" fo:font-size="7pt" fo:language="en" fo:country="US" fo:font-weight="bold" style:font-size-asian="7pt" style:font-weight-asian="bold" style:font-name-complex="Times New Roman"/>
        </style:style>
        <style:style style:name="T64" style:family="text">
          <style:text-properties fo:background-color="transparent" loext:char-shading-value="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xsl:apply-templates select="ausbildungsvertrag"/>
      </office:body>
    </office:document-content>
  </xsl:template>
  <xsl:template match="ausbildungsvertrag">
    <office:text xmlns:office="urn:oasis:names:tc:opendocument:xmlns:office:1.0" xmlns:style="urn:oasis:names:tc:opendocument:xmlns:style:1.0" xmlns:text="urn:oasis:names:tc:opendocument:xmlns:text:1.0" xmlns:table="urn:oasis:names:tc:opendocument:xmlns:table:1.0" xmlns:draw="urn:oasis:names:tc:opendocument:xmlns:drawing:1.0" xmlns:svg="urn:oasis:names:tc:opendocument:xmlns:svg-compatible:1.0"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P69" text:outline-level="1">Ausbildungsvertrag</text:h>
        <text:p text:style-name="P10"/>
        <text:p text:style-name="P10"/>
        <text:p text:style-name="P10"/>
        <text:p text:style-name="P12">Dieser Vertrag regelt das Rechtsverhältnis zwischen </text:p>
        <text:p text:style-name="P1">
                    <text:span text:style-name="T4">dem Verein Fachhochschule Technikum Wien,</text:span>
                    <text:span text:style-name="T8"> 1060 Wien, Mariahilfer Straße 37-39 (kurz „Erhalter“ genannt) einerseits </text:span>
                    <text:span text:style-name="T4">und</text:span>
                </text:p>
        <text:p text:style-name="P12"/>
        <text:h text:style-name="P68" text:outline-level="1">
                    <text:span text:style-name="T59">Training Contract</text:span>
                </text:h>
        <text:p text:style-name="P10"/>
        <text:p text:style-name="P10"/>
        <text:p text:style-name="P10"/>
        <text:p text:style-name="P1">
                    <text:span text:style-name="T14">This contract governs the legal relationship between </text:span>
                </text:p>
        <text:p text:style-name="P1">
                    <text:span text:style-name="T16">the University of Applied Sciences Technikum Wien Association,</text:span>
                    <text:span text:style-name="T35"> </text:span>
                    <text:span text:style-name="T14">1060 Vienna, Mariahilferstraße 37-39 (referred to as "operator") on the one hand</text:span>
                    <text:span text:style-name="T35"> </text:span>
                    <text:span text:style-name="T16">and</text:span>
                </text:p>
        <text:p text:style-name="P16"/>
        <text:p text:style-name="P19"/>
        <text:p text:style-name="P21"/>
      </text:section>
      <text:section text:style-name="Sect2" text:name="Bereich2">
        <text:p text:style-name="P4">
                    <text:span text:style-name="T21">Familienname (Surname): <text:tab/></text:span>
                    <text:span text:style-name="T8">
                        <text:database-display text:table-name="" text:table-type="table" text:column-name="Name"><xsl:value-of select="nachname"/></text:database-display>
                    </text:span>
                </text:p>
        <text:p text:style-name="P4">
                    <text:span text:style-name="T21">Vorname (First Name): <text:tab/></text:span>
                    <text:span text:style-name="T8">
                        <text:database-display text:table-name="" text:table-type="table" text:column-name="Vorname"><xsl:value-of select="vorname"/></text:database-display>
                    </text:span>
                    <!-- <text:span text:style-name="T21"> </text:span>
                    <text:span text:style-name="T8">
                        <text:database-display text:table-name="" text:table-type="table" text:column-name="Vornamen">«Vornamen»</text:database-display>
                    </text:span>-->
                </text:p>
        <text:p text:style-name="P4">
                    <text:span text:style-name="T21">Akademischer Titel (Academic degree):<text:tab/></text:span>
                    <text:span text:style-name="T8">
                        <text:database-display text:table-name="" text:table-type="table" text:column-name="Name"><xsl:value-of select="titelpre"/><xsl:value-of select="titelpost"/></text:database-display>
                    </text:span>
                </text:p>
        <text:p text:style-name="P4">
                    <text:span text:style-name="T21">Adresse (Address):<text:tab/></text:span>
                    <text:span text:style-name="T8">
                        <text:database-display text:table-name="" text:table-type="table" text:column-name="Adresse"><xsl:value-of select="strasse"/></text:database-display>
                    </text:span>
                    <text:span text:style-name="T21">; </text:span>
                    <text:span text:style-name="T8">
                        <text:database-display text:table-name="" text:table-type="table" text:column-name="PLZ"><xsl:value-of select="plz"/></text:database-display>
                    </text:span>
                    <!-- <text:span text:style-name="T21"> </text:span>
                    <text:span text:style-name="T8">
                        <text:database-display text:table-name="" text:table-type="table" text:column-name="Ort">«Ort»</text:database-display>
                    </text:span>-->
                </text:p>
        <text:p text:style-name="P5">
                    <text:span text:style-name="T21">Geburtsdatum (Date of birth): <text:tab/></text:span>
                    <text:span text:style-name="T8">
                        <text:database-display text:table-name="" text:table-type="table" text:column-name="Geb.datum"><xsl:value-of select="gebdatum"/></text:database-display>
                    </text:span>
                </text:p>
        <text:p text:style-name="P5">
                    <text:span text:style-name="T8">Sozialversicherungsnr. </text:span>
                    <text:span text:style-name="Footnote_20_Symbol">
                        <text:span text:style-name="T8">
                            <text:note text:id="ftn1" text:note-class="footnote">
                                <text:note-citation>1</text:note-citation>
                                <text:note-body>
                                    <text:p text:style-name="Standard">
                                        <text:span text:style-name="T34">
                                            <text:s/>
                                        </text:span>
                                        <text:span text:style-name="T48">Gemäß § 3 Absatz 1 des Bildungsdokumentationsgesetzes (BGBl. I Nr. 12/2002 idgF) und der Bildungsdokumentationsverordnung-Fachhochschulen <text:s/>(BGBl. II Nr. 29/2004 idgF) hat der Erhalter die Sozialversicherungsnummer zu erfassen und gemäß § 7 Absatz 2 im Wege der Agentur für Qualitätssicherung und Akkreditierung Austria an das zuständige Bundesministerium und die Bundesanstalt Statistik Österreich zu übermitteln.</text:span>
                                    </text:p>
                                    <text:p text:style-name="P9"/>
                                </text:note-body>
                            </text:note>
                        </text:span>
                    </text:span>
                    <text:span text:style-name="T26">:<text:tab/></text:span>
                    <text:span text:style-name="T8">
                        <text:database-display text:table-name="" text:table-type="table" text:column-name="Soz.Versnr."><xsl:value-of select="svnr"/></text:database-display>
                    </text:span>
                </text:p>
        <text:p text:style-name="P6">
                    <text:span text:style-name="T21">
                        <text:tab/>(Social security number)</text:span>
                    <text:span text:style-name="Footnote_20_Symbol">
                        <text:span text:style-name="T21">
                            <text:note text:id="ftn2" text:note-class="footnote">
                                <text:note-citation>2</text:note-citation>
                                <text:note-body>
                                    <text:p text:style-name="Footnote">
                                        <text:span text:style-name="T36">
                                            <text:s text:c="2"/>
                                        </text:span>
                                        <text:span text:style-name="T50">Pursuant to § 3 section 1 of the Education Documentation Act (Federal Law Gazette I No. 12/2002 as amended) and the Education Documentation Regulation for Universities of Applied Sciences (Federal Law Gazette II No. 29/2004 as amended), the operator shall record the social security number pursuant to § 7 paragraph 2 and shall transfer it via the Agency for Quality Assurance and Accreditation Austria to the competent Ministry and Statistics Austria.</text:span>
                                    </text:p>
                                </text:note-body>
                            </text:note>
                        </text:span>
                    </text:span>
                    <text:span text:style-name="T21">: </text:span>
                </text:p>
        <text:p text:style-name="P5">
                    <text:span text:style-name="T21">Personenkennz. (Personal identifier): <text:tab/></text:span>
                    <text:span text:style-name="T8">
                        <text:database-display text:table-name="" text:table-type="table" text:column-name="Matrikelnr"><xsl:value-of select="matrikelnr"/></text:database-display>
                    </text:span>
                </text:p>
        <text:p text:style-name="P37"/>
        <text:p text:style-name="P37"/>
        <text:p text:style-name="P2">
                    <text:span text:style-name="T21">(kurz „Studentin“ bzw. „Student“ genannt) <text:tab/></text:span>
                    <text:span text:style-name="T14">(referred to as "student")</text:span>
                    <text:span text:style-name="T35"> </text:span>
                    <text:span text:style-name="T14">on the other,</text:span>
                </text:p>
        <text:p text:style-name="P2">
                    <text:span text:style-name="T21">andererseits. <text:tab/></text:span>
                </text:p>
        <text:p text:style-name="P23"/>
        <text:p text:style-name="P22"/>
      </text:section>
      <text:section text:style-name="Sect1" text:name="Bereich3">
        <text:p text:style-name="P1">
                    <text:span text:style-name="T21">im Rahmen</text:span>
                    <text:span text:style-name="T32"> des <xsl:value-of select="studiengang_typ"/>-Studienganges </text:span>
                    <text:span text:style-name="T6">„<xsl:value-of select="studiengang"/>“</text:span>
                    <text:span text:style-name="T6">, StgKz <xsl:value-of select="studiengang_kz"/>, </text:span>
                    <text:span text:style-name="T32">in der Organisationsform eines </text:span>
                    <text:span text:style-name="T6">
                    <xsl:choose>
						<xsl:when test="orgform = 'BB'">
							berufsbegleitenden Studiums.
						</xsl:when>
						<xsl:when test="orgform = 'VZ'">
							Vollzeitstudiums.
						</xsl:when>
						<xsl:otherwise>
							Fernstudiums.
						</xsl:otherwise>
					</xsl:choose>
					</text:span>
                    <!-- <text:span text:style-name="T32">.</text:span>-->
                </text:p>
        <text:p text:style-name="P48">
                    <text:span text:style-name="T14">within the</text:span>
                    <text:span text:style-name="T35"> </text:span>
                    <text:span text:style-name="T14"><xsl:value-of select="studiengang_typ"/></text:span>
                    <text:span text:style-name="T35"> </text:span>
                    <text:span text:style-name="T14">degree program</text:span>
                    <text:span text:style-name="T35"> </text:span>
                    <text:span text:style-name="T16">„<xsl:value-of select="studiengang_englisch"/>“, program abbrev. <xsl:value-of select="studiengang_kz"/>,</text:span>
                    <text:span text:style-name="T35"> </text:span>
                    <text:span text:style-name="T14">in the organizational form of a</text:span>
                    <text:span text:style-name="T35"> </text:span>
                    <text:span text:style-name="T16">
                    <xsl:choose>
						<xsl:when test="orgform = 'BB'">
							part-time course.
						</xsl:when>
						<xsl:when test="orgform = 'VZ'">
							full-time course.
						</xsl:when>
						<xsl:otherwise>
							distance learning course.
						</xsl:otherwise>
					</xsl:choose>
                    </text:span>
                </text:p>
        <text:p text:style-name="P50"/>
        <text:p text:style-name="Standard">
                    <text:span text:style-name="T38">1. Ausbildungsort</text:span>
                </text:p>
        <text:p text:style-name="P25"/>
        <text:p text:style-name="P3">
                    <text:span text:style-name="T8">Studienort sind die Räumlichkeiten der FH Technikum Wien, 1200 Wien, Höchstädtplatz und 1210 Wien, Giefinggasse. Bei Bedarf kann der Erhalter einen anderen Studienort festlegen.</text:span>
                </text:p>
        <text:p text:style-name="P13"/>
        <text:p text:style-name="Standard">
                    <text:span text:style-name="Strong_20_Emphasis">2. Vertragsgrundlage</text:span>
                </text:p>
        <text:p text:style-name="P13"/>
        <text:p text:style-name="P3">
                    <text:span text:style-name="T8">Die Ausbildung erfolgt auf der Grundlage des Fachhochschul-Studiengesetzes, BGBl. Nr. 340/1993 idgF, des Hochschul-Qualitätssicherungsgesetzes, BGBl. Nr. 74/2011 idgF, des Akkreditierungsbescheides des Board der AQ Austria vom 9.5.2012, GZ FH12020016 idgF und des Fördervertrags mit dem Bundesministerium für Wissenschaft und Forschung idgF.</text:span>
                </text:p>
        <text:p text:style-name="P13"/>
        <text:p text:style-name="P13"/>
        <text:p text:style-name="Standard">
                    <text:bookmark-start text:name="_Ref78860434"/>
                    <text:span text:style-name="Strong_20_Emphasis">3. Ausbildungsdauer</text:span>
                    <text:bookmark-end text:name="_Ref78860434"/>
                </text:p>
        <text:p text:style-name="P13"/>
        <text:p text:style-name="P3">
                    <text:span text:style-name="T8">Die Ausbildungsdauer beträgt </text:span>
                    <text:span text:style-name="T32"><xsl:value-of select="studiengang_maxsemester"/> Semester.</text:span>
                </text:p>
        <text:p text:style-name="P35"/>
        <text:p text:style-name="P40">
                    <text:span text:style-name="T8">Nachgewiesene erworbene Kenntnisse können auf einzelne Lehrveranstaltungen angerechnet werden bzw. zum Erlass einer Lehrveranstaltung oder des Berufspraktikums führen. Hierzu bedarf es eines Antrages der Studentin bzw. des Studenten und der nachfolgenden Feststellung der inhaltlichen und umfänglichen Gleichwertigkeit durch die Studiengangsleitung.</text:span>
                </text:p>
        <text:p text:style-name="P35"/>
        <text:p text:style-name="P46"/>
        <text:p text:style-name="Standard">
                    <text:span text:style-name="Strong_20_Emphasis">
                        <text:span text:style-name="T64">1. Place of Training</text:span>
                    </text:span>
                </text:p>
        <text:p text:style-name="P31"/>
        <text:p text:style-name="P40">
                    <text:span text:style-name="T14">Places of training are the premises of the UAS Technikum Wien, 1200 Vienna, Höchstädt-platz and 1210 Vienna, Giefinggasse. If necessary,</text:span>
                    <text:span text:style-name="T35"> </text:span>
                    <text:span text:style-name="T14">the operator</text:span>
                    <text:span text:style-name="T35"> </text:span>
                    <text:span text:style-name="T14">may</text:span>
                    <text:span text:style-name="T35"> </text:span>
                    <text:span text:style-name="T14">specify a different place of study.</text:span>
                </text:p>
        <text:p text:style-name="P32"/>
        <text:p text:style-name="Standard">
                    <text:span text:style-name="Strong_20_Emphasis">
                        <text:span text:style-name="T42">2. Contractual Basis</text:span>
                    </text:span>
                </text:p>
        <text:p text:style-name="P33"/>
        <text:p text:style-name="P33">The training is based on the University of Applied Sciences Studies Act, Federal Law Gazette No. 340/1993 as amended, the Higher Education Quality Assurance Act, Federal Law Gazette I No. 74/2011 as amended, the notification of accreditation by the Board of AQ Austria from 9.5.2012, GZ FH12020016 as amended and the subsidy agreement with the Federal Ministry for Science and Research as amended.</text:p>
        <text:p text:style-name="P32"/>
        <text:p text:style-name="Standard">
                    <text:span text:style-name="Strong_20_Emphasis">
                        <text:span text:style-name="T42">3. Duration of Training</text:span>
                    </text:span>
                </text:p>
        <text:p text:style-name="P33"/>
        <text:p text:style-name="P3">
                    <text:span text:style-name="T25">The training period lasts</text:span>
                    <text:span text:style-name="T42"> </text:span>
                    <text:span text:style-name="T25">two / three / four / six</text:span>
                    <text:span text:style-name="T35"> </text:span>
                    <text:span text:style-name="T14">semesters.</text:span>
                </text:p>
        <text:p text:style-name="P29"/>
        <text:p text:style-name="P3">
                    <text:span text:style-name="T14">Demonstration of</text:span>
                    <text:span text:style-name="T35"> </text:span>
                    <text:span text:style-name="T14">knowledge acquired can be accredited to individual courses or lead to exemption from a course or internship.</text:span>
                    <text:span text:style-name="T35"> </text:span>
                    <text:span text:style-name="T14">This requires an application by the student and the subsequent establishment by the Program Director of the content and extent of equivalence.</text:span>
                </text:p>
        <text:p text:style-name="P83"/>
        <text:p text:style-name="Standard">
                    <text:span text:style-name="Strong_20_Emphasis">
                        <text:span text:style-name="T35">4. Ausbildungsabschluss</text:span>
                    </text:span>
                </text:p>
        <text:p text:style-name="P22"/>
        <text:p text:style-name="P3">
                    <text:span text:style-name="T8">Die Ausbildung endet mit der positiven Absolvierung der das jeweilige Studium abschließenden kommissionellen Prüfung. Nach dem Abschluss der vorgeschriebenen Prüfungen wird der akademische Grad Bachelor/Master of Science in Engineering (BSc/MSc) durch das FH-Kollegium verliehen.</text:span>
                    <text:span text:style-name="T12"> </text:span>
                </text:p>
        <text:p text:style-name="P75"/>
        <text:p text:style-name="Standard">
                    <text:span text:style-name="Strong_20_Emphasis">5. Rechte und Pflichten des Erhalters</text:span>
                </text:p>
        <text:p text:style-name="Standard">
                    <text:bookmark-start text:name="_Ref78865698"/>
                    <text:span text:style-name="Strong_20_Emphasis">
                        <text:span text:style-name="T7"/>
                    </text:span>
                </text:p>
        <text:p text:style-name="Standard">
                    <text:span text:style-name="Strong_20_Emphasis">
                        <text:span text:style-name="T7">5.1 Rechte</text:span>
                    </text:span>
                    <text:bookmark-end text:name="_Ref78865698"/>
                </text:p>
        <text:p text:style-name="P13"/>
        <text:p text:style-name="P3">
                    <text:span text:style-name="T8">Der Erhalter führt eine periodische Überprüfung des Studiums im Hinblick auf Relevanz und Aktualität durch und ist im Einvernehmen mit dem FH-Kollegium berechtigt, daraus Änderungen des akkreditierten Studienganges abzuleiten.</text:span>
                </text:p>
        <text:p text:style-name="P80"/>
        <text:p text:style-name="Standard">
                    <text:span text:style-name="Strong_20_Emphasis">
                        <text:span text:style-name="T7">5.2 Pflichten</text:span>
                    </text:span>
                </text:p>
        <text:p text:style-name="Standard">
                    <text:span text:style-name="Strong_20_Emphasis">
                        <text:span text:style-name="T7"/>
                    </text:span>
                </text:p>
        <text:list xml:id="list9161855177322755703" text:style-name="WW8Num4">
          <text:list-item>
            <text:p text:style-name="P77">Der Erhalter ist verpflichtet, all jene Voraussetzungen zu bieten, damit das Studium innerhalb der Ausbildungsdauer (Pkt. 3) erfolgreich abgeschlossen werden kann. Die Voraussetzungen zur Erfüllung dieser Verpflichtung sind Gegenstand des akkreditierten Studienganges idgF, der Satzung der FH Technikum Wien idgF und der Hausordnung idgF. </text:p>
          </text:list-item>
          <text:list-item>
            <text:p text:style-name="P77">Der Erhalter ist weiters verpflichtet, das Studium auf der Grundlage höchster Qualitätsansprüche hinsichtlich der Erreichung der Ausbildungsziele zu gestalten und allfällige Änderungen des akkreditierten Studienganges bekannt zu geben.</text:p>
          </text:list-item>
          <text:list-item>
            <text:p text:style-name="P84"/>
          </text:list-item>
        </text:list>
        <text:p text:style-name="Standard">
                    <text:span text:style-name="Strong_20_Emphasis">
                        <text:span text:style-name="T40">4. Formal Completion of Training</text:span>
                    </text:span>
                </text:p>
        <text:p text:style-name="P29"/>
        <text:p text:style-name="P3">
                    <text:span text:style-name="T14">The training ends with the positive completion of the final examination before a committee for the respective course. After completion of the required examinations, the academic degree</text:span>
                    <text:span text:style-name="T35"> </text:span>
                    <text:span text:style-name="T14">Bachelor / Master</text:span>
                    <text:span text:style-name="T35"> </text:span>
                    <text:span text:style-name="T14">of Science in Engineering</text:span>
                    <text:span text:style-name="T35"> </text:span>
                    <text:span text:style-name="T14">(BSc / MSc)</text:span>
                    <text:span text:style-name="T35"> </text:span>
                    <text:span text:style-name="T14">is awarded by the University of Applied Sciences Council.</text:span>
                </text:p>
        <text:p text:style-name="P82"/>
        <text:p text:style-name="Standard">
                    <text:span text:style-name="Strong_20_Emphasis">
                        <text:span text:style-name="T58">5</text:span>
                    </text:span>
                    <text:span text:style-name="Strong_20_Emphasis">
                        <text:span text:style-name="T57">. </text:span>
                    </text:span>
                    <text:span text:style-name="Strong_20_Emphasis">
                        <text:span text:style-name="T58">Rights and Duties of the Operator</text:span>
                    </text:span>
                </text:p>
        <text:p text:style-name="P34"/>
        <text:p text:style-name="Standard">
                    <text:span text:style-name="Strong_20_Emphasis">
                        <text:span text:style-name="T11">5.1 Rights</text:span>
                    </text:span>
                    <text:span text:style-name="Strong_20_Emphasis">
                        <text:span text:style-name="T7"> </text:span>
                    </text:span>
                </text:p>
        <text:p text:style-name="Standard">
                    <text:span text:style-name="Strong_20_Emphasis">
                        <text:span text:style-name="T7"/>
                    </text:span>
                </text:p>
        <text:p text:style-name="P29">The operator performs a periodic review of the course in terms of relevance and topicality, and is authorized, in consultation with the University of Applied Sciences Council, to deduce from this changes in the accredited degree program.</text:p>
        <text:p text:style-name="P81"/>
        <text:p text:style-name="Standard">
                    <text:span text:style-name="Strong_20_Emphasis">
                        <text:span text:style-name="T11">5.2 Duties </text:span>
                    </text:span>
                </text:p>
        <text:p text:style-name="Standard">
                    <text:span text:style-name="Strong_20_Emphasis">
                        <text:span text:style-name="T7"/>
                    </text:span>
                </text:p>
        <text:list xml:id="list122351217182571" text:continue-numbering="true" text:style-name="WW8Num4">
          <text:list-item>
            <text:p text:style-name="P76">
                            <text:span text:style-name="T41">The operator undertakes to provide all the necessary conditions for the study to be successfully completed within the duration of training (point 3). The conditions for the fulfillment of this obligation are the subject of the accredited study program as amended, the Statutes of the UAS Technikum Wien as amended, and the House Rules as amended.</text:span>
                        </text:p>
          </text:list-item>
          <text:list-item>
            <text:p text:style-name="Formatvorlage_20_Aufzählung_20_1">
                            <text:span text:style-name="T41">The operator also undertakes to design the study on the basis of the highest possible quality standards as regards the achievement of the educational goals and to make known any changes to the accredited degree program.</text:span>
                        </text:p>
          </text:list-item>
        </text:list>
        <text:p text:style-name="P82"/>
        <text:p text:style-name="P52"/>
        <text:list xml:id="list122351219159738" text:continue-numbering="true" text:style-name="WW8Num4">
          <text:list-item>
            <text:p text:style-name="P77">Der Erhalter ist nur dann berechtigt, die der Studentin oder dem Studenten zur Verfügung gestellte FHTW- eMail-Adresse weiterzugeben, wenn im Sinne von § 47 Datenschutzgesetz (DSG 2000) das öffentliche oder wissenschaftliche Interesse gegenüber dem privaten Einzelinteresse überwiegt.</text:p>
          </text:list-item>
        </text:list>
        <text:p text:style-name="P13"/>
        <text:p text:style-name="Standard">
                    <text:span text:style-name="Strong_20_Emphasis">6 Rechte und Pflichten der Studierenden</text:span>
                </text:p>
        <text:p text:style-name="Standard">
                    <text:span text:style-name="Strong_20_Emphasis">
                        <text:span text:style-name="T7"/>
                    </text:span>
                </text:p>
        <text:p text:style-name="Standard">
                    <text:span text:style-name="Strong_20_Emphasis">
                        <text:span text:style-name="T7">6.1 Rechte</text:span>
                    </text:span>
                </text:p>
        <text:p text:style-name="Standard">
                    <text:span text:style-name="Strong_20_Emphasis">
                        <text:span text:style-name="T7"/>
                    </text:span>
                </text:p>
        <text:p text:style-name="P3">
                    <text:span text:style-name="T8">Die Studentin bzw. der Student hat das Recht auf </text:span>
                </text:p>
        <text:list xml:id="list122351220155963" text:continue-numbering="true" text:style-name="WW8Num4">
          <text:list-item>
            <text:p text:style-name="P77">einen Studienbetrieb gemäß den im akkreditierten Studiengang idgF und in der Satzung der FH Technikum Wien idgF festgelegten Bedingungen;</text:p>
          </text:list-item>
          <text:list-item>
            <text:p text:style-name="P76">
                            <text:span text:style-name="T59">ein Zeugnis über die im laufenden Semester abgelegten Prüfungen;</text:span>
                        </text:p>
          </text:list-item>
          <text:list-item>
            <text:p text:style-name="P76">
                            <text:span text:style-name="T59">Unterbrechung der Ausbildung aus nachgewiesenen zwingenden persönlichen, gesundheitlichen oder beruflichen</text:span>
                            <text:span text:style-name="T33"> Gründen.</text:span>
                        </text:p>
          </text:list-item>
        </text:list>
        <text:p text:style-name="P79"/>
        <text:p text:style-name="P1">
                    <text:span text:style-name="T17">6.2 Pflichten</text:span>
                </text:p>
        <text:p text:style-name="P3">
                    <text:span text:style-name="T14">6.2.1 Studienbeitrag</text:span>
                </text:p>
        <text:p text:style-name="P3">
                    <text:span text:style-name="T14">Die Studentin bzw. der Student ist verpflichtet, zwei Wochen vor Beginn jedes Semesters (StudienanfängerInnen: bis 20. August vor Studienbeginn) einen Studienbeitrag gemäß Fachhochschul-Studiengesetz (BGBl. Nr. 340/1993 idgF) in der Höhe von derzeit € 363,36 netto pro Semester zu entrichten. Dies gilt auch in Semestern mit DiplomandInnenenstatus o.ä. Im Falle einer Erhöhung des gesetzlichen Studienbeitrags-satzes erhöht sich der angeführte Betrag entsprechend. Bei Nichtantritt des Studiums oder Abbruch zu Beginn oder während des Semesters verfällt der Studienbeitrag.</text:span>
                </text:p>
        <text:p text:style-name="P28">
                    <text:tab/> 
                </text:p>
        <text:p text:style-name="P44"/>
        <text:list xml:id="list122351222150363" text:continue-numbering="true" text:style-name="WW8Num4">
          <text:list-item>
            <text:p text:style-name="P76">
                            <text:span text:style-name="T41">The operator is only entitled to pass on the UASTW email address assigned to each student if within the understanding of § 47 of the Data Protection Act (DSG 2000) the public or scientific interest outweighs the private individual interest.</text:span>
                        </text:p>
          </text:list-item>
        </text:list>
        <text:p text:style-name="P24"/>
        <text:p text:style-name="P24"/>
        <text:p text:style-name="P24"/>
        <text:p text:style-name="Standard">
                    <text:span text:style-name="Strong_20_Emphasis">
                        <text:span text:style-name="T36">6</text:span>
                    </text:span>
                    <text:span text:style-name="Strong_20_Emphasis">
                        <text:span text:style-name="T35">. </text:span>
                    </text:span>
                    <text:span text:style-name="Strong_20_Emphasis">
                        <text:span text:style-name="T36">Rights and Duties of the Students</text:span>
                    </text:span>
                </text:p>
        <text:p text:style-name="Standard">
                    <text:span text:style-name="Strong_20_Emphasis">
                        <text:span text:style-name="T20"/>
                    </text:span>
                </text:p>
        <text:p text:style-name="Standard">
                    <text:span text:style-name="Strong_20_Emphasis">
                        <text:span text:style-name="T7">6.1 Rights </text:span>
                    </text:span>
                </text:p>
        <text:p text:style-name="Standard">
                    <text:span text:style-name="Strong_20_Emphasis">
                        <text:span text:style-name="T7"/>
                    </text:span>
                </text:p>
        <text:p text:style-name="P29">The student has the right to </text:p>
        <text:list xml:id="list122351225181891" text:continue-numbering="true" text:style-name="WW8Num4">
          <text:list-item>
            <text:p text:style-name="P78">a course of study according to the conditions specified in the accredited degree program as amended and in the Statutes of the UAS Technikum Wien as amended;</text:p>
          </text:list-item>
          <text:list-item>
            <text:p text:style-name="P78">a certificate showing the examinations successfully passed in the current semester;</text:p>
          </text:list-item>
          <text:list-item>
            <text:p text:style-name="P78">interrupt the training due to proof of compelling personal, health or professional reasons.</text:p>
          </text:list-item>
        </text:list>
        <text:p text:style-name="P79"/>
        <text:p text:style-name="P1">
                    <text:span text:style-name="T16">6.2 Duties</text:span>
                </text:p>
        <text:p text:style-name="P29">6.2.1 Tuition Fees </text:p>
        <text:p text:style-name="P3">
                    <text:span text:style-name="T14">Two weeks before the beginning of each semester (new students: up to August 20 before taking up studies) the student undertakes to pay tuition fees according to the University of Applied Sciences Studies Act (Federal Law Gazette No 340/1993 as amended) currently to the sum of € 363.36 net payable per semester. This also applies in semesters with graduand status etc.</text:span>
                    <text:span text:style-name="T20"> In the event of an increase in the </text:span>
                    <text:span text:style-name="T14">legal tuition fees rate, the amount quoted will increase accordingly.</text:span>
                    <text:span text:style-name="T20"> </text:span>
                    <text:span text:style-name="T14">For non-commencement or termination of the study at the beginning or during the semester, the tuition fee isforfeited.</text:span>
                </text:p>
        <text:p text:style-name="P49"/>
        <text:p text:style-name="P3">
                    <text:span text:style-name="T8">6.2.2 Studierendenbeitrag („ÖH-Beitrag“)</text:span>
                </text:p>
        <text:p text:style-name="P3">
                    <text:span text:style-name="T8">Gemäß § 4 Abs. 10 des Fachhochschul-Studiengesetzes (BGBl. Nr. 340/1993 idgF und der Bundesministeriengesetz-Novelle 2007, BGBl. I Nr. 6/2007) gehören Studierende an Fachhochschul-Studiengängen der Österreichischen HochschülerInnenschaft (ÖH) gemäß Hochschülerinnen- und Hochschülerschaftsgesetz (HSG 1998) an. Daraus resultiert die Verpflichtung der Studentin oder des Studenten zur Entrichtung des ÖH-Beitrags. Dies gilt auch in Semestern mit DiplomandInnenstatus. Der Studierendenbeitrag kann jährlich durch die ÖH indexiert werden; die genaue Höhe des Studierendenbeitrags wird von der ÖH jährlich für das folgende Studienjahr bekannt gegeben.</text:span>
                </text:p>
        <text:p text:style-name="P3">
                    <text:span text:style-name="T8">Die Einhebung des Betrags erfolgt durch die Fachhochschule. Der Erhalter überweist in Folge die eingezahlten Beträge der Studierenden ohne Abzüge an die ÖH. Die Entrichtung des Betrags ist Voraussetzung für die Zulassung zum Studium bzw. für dessen Fortsetzung.</text:span>
                </text:p>
        <text:p text:style-name="P26"/>
        <text:p text:style-name="P3">
                    <text:span text:style-name="T8">6.2.3 Kaution</text:span>
                </text:p>
        <text:p text:style-name="P3">
                    <text:span text:style-name="T8">Im Zuge der Einschreibung ist der Nachweis über die einbezahlte Kaution zu erbringen.</text:span>
                </text:p>
        <text:p text:style-name="P3">
                    <text:span text:style-name="T8">Die Kaution beträgt € 150,–.</text:span>
                </text:p>
        <text:p text:style-name="P3">
                    <text:span text:style-name="T8">Bei Nichtantritt des Studiums oder Abbruch während des ersten oder zweiten Semesters verfällt die Kaution.</text:span>
                </text:p>
        <text:p text:style-name="P3">
                    <text:span text:style-name="T8">Bei aufrechtem Inskriptionsverhältnis zu Beginn des zweiten Semesters wird die Kaution auf den Unkostenbeitrag (siehe nächster Punkt) des ersten und zweiten Semesters angerechnet. </text:span>
                </text:p>
        <text:p text:style-name="P13"/>
        <text:p text:style-name="P43"/>
        <text:p text:style-name="P13">6.2.2 Student fee ("Austrian Student Union fee")</text:p>
        <text:p text:style-name="P3">
                    <text:span text:style-name="T14">Pursuant to § 4 section 10 of the Universities of Applied Sciences Studies Act (Federal Law Gazette No 340/1993 as amended and the Federal Ministries Act - 2007 amendment, Federal Law Gazette I No. 6/2007), students at universities of applied sciences degree programs are members of the Austrian Students Union</text:span>
                    <text:span text:style-name="T35"> </text:span>
                    <text:span text:style-name="T14">in accordance with the Students Act (HSG 1998).This results in the</text:span>
                    <text:span text:style-name="T35"> </text:span>
                    <text:span text:style-name="T14">student being obliged to pay the Austrian Student Union fee.</text:span>
                    <text:span text:style-name="T35"> </text:span>
                    <text:span text:style-name="T14">This also applies</text:span>
                    <text:span text:style-name="T35"> </text:span>
                    <text:span text:style-name="T14">in semesters with graduand status. The student fee can be annually indexed by the Austrian Students</text:span>
                    <text:span text:style-name="T15">'</text:span>
                    <text:span text:style-name="T14"> Union; the exact amount of the student fee for the following year is announced annually by the Austrian Students' Union.</text:span>
                </text:p>
        <text:p text:style-name="P3">
                    <text:span text:style-name="T14">The amount is levied by the University of Applied Sciences. The operator then transfers the amounts paid by the students without deductions to the Students' Union. Payment of the student fee is a pre-requisite</text:span>
                    <text:span text:style-name="T35"> </text:span>
                    <text:span text:style-name="T14">for admission to the course or for its continuation.</text:span>
                </text:p>
        <text:p text:style-name="P27"/>
        <text:p text:style-name="P29">6.2.3 Deposit </text:p>
        <text:p text:style-name="P29">During the process of registration, proof of deposit paid must be provided.</text:p>
        <text:p text:style-name="P3">
                    <text:span text:style-name="T14">The deposit is € 150. </text:span>
                </text:p>
        <text:p text:style-name="P29">For non-commencement of studies or termination during the first or second semester, the deposit shall be forfeited. </text:p>
        <text:p text:style-name="P3">
                    <text:span text:style-name="T14">If, by the beginning of the second semester, registration has been completed correctly the deposit will be credited to the contribution towards expenses (see next point) for the first and second semester. </text:span>
                </text:p>
        <text:p text:style-name="P24"/>
        <text:p text:style-name="P51"/>
        <text:p text:style-name="P3">
                    <text:span text:style-name="T9">6.2.4 Unkostenbeitrag </text:span>
                </text:p>
        <text:p text:style-name="P89">
                    <text:span text:style-name="T62">Pro Semester ist ein Unkostenbeitrag zu entrichten, wobei es sich nicht um einen Pauschalbetrag handelt. Der Unkostenbeitrag stellt eine Abgeltung für über das Normalmaß hinausgehende Serviceleistungen der FH dar, z.B. Freifächer, Beratung/Info Auslands-studium, Sponsionsfeiern, Vorträge / Job-börse, Mensa etc.</text:span>
                </text:p>
        <text:p text:style-name="P90"/>
        <text:p text:style-name="P8">
                    <text:span text:style-name="T8">Die Höhe des Unkostenbeitrages beträgt derzeit € 75,– pro Semester. Eine allfällige Anpassung wird durch Aushang bekannt gemacht.</text:span>
                </text:p>
        <text:p text:style-name="P3">
                    <text:span text:style-name="T8">Der Unkostenbeitrag ist 
                    <xsl:choose>
						<xsl:when test="semesterStudent = 3">
							im 
						</xsl:when>
						<xsl:otherwise>
							ab dem 
						</xsl:otherwise>
					</xsl:choose>
                    3. Semester gleichzeitig mit der Studiengebühr vor Beginn des Semesters zu entrichten.</text:span>
                </text:p>
        <text:p text:style-name="P13"/>
        <text:p text:style-name="P3">
                    <text:span text:style-name="T8">Bei Vertragsauflösung vor Studienabschluss aus Gründen, die die Studentin bzw. der Student zu vertreten hat, oder auf deren bzw. dessen Wunsch, wird der Unkostenbeitrag zur Abdeckung der dem Erhalter erwachsenen administrativen Zusatzkosten einbehalten.</text:span>
                </text:p>
        <text:p text:style-name="P26"/>
        <text:p text:style-name="P7">
                    <text:span text:style-name="T8">6.2.5 Lehr- und Lernbehelfe</text:span>
                </text:p>
        <text:p text:style-name="P7">
                    <text:span text:style-name="T8">Die Anschaffung unterrichtsbezogener Literatur und individueller Lernbehelfe ist durch den Unkostenbeitrag nicht abgedeckt. Eventuelle zusätzliche Kosten, die sich beispielsweise durch die studiengangsbezogene, gemeinsame Anschaffung von Lehr- bzw. Lernbehelfen (Skripten, CDs, Bücher, Projektmaterialien, Kopierpapier etc.) oder durch Exkursionen ergeben, werden von jedem Studiengang individuell eingehoben.</text:span>
                </text:p>
        <text:p text:style-name="P26">
                    <text:bookmark-start text:name="_Ref78863824"/>
                </text:p>
        <text:p text:style-name="P70">
                    <text:span text:style-name="T60">6.2.6 Beibringung persönlicher Daten</text:span>
                    <text:bookmark-end text:name="_Ref78863824"/>
                </text:p>
        <text:p text:style-name="P70">
                    <text:span text:style-name="T60">Die Studentin bzw. der Student ist verpflichtet, persönliche Daten beizubringen, die auf Grund eines Gesetzes, einer Verordnung oder eines Bescheides vom Erhalter zu erfassen sind.</text:span>
                </text:p>
        <text:p text:style-name="P73"/>
        <text:p text:style-name="P29">6.2.4 Contribution towards Expenses </text:p>
        <text:p text:style-name="P3">
                    <text:span text:style-name="T14">A contribution towards expenses, which is not a lump sum, is payable per semester. The contribution towards expenses represents compensation for the services provided by the UAS that go beyond the normal level, such as electives, counseling/ information about studying abroad, graduation ceremonies, lectures/job market, cafeteria, etc. </text:span>
                </text:p>
        <text:p text:style-name="P8">
                    <text:span text:style-name="T14">The amount of the contribution is currently <text:line-break/>€ 75,– per semester. Any possible adjustment is posted on the noticeboard.</text:span>
                </text:p>
        <text:p text:style-name="P30"/>
        <text:p text:style-name="P3">
                    <text:span text:style-name="T14">
                    <xsl:choose>
						<xsl:when test="semesterStudent = 3">
							In 
						</xsl:when>
						<xsl:otherwise>
							From 
						</xsl:otherwise>
					</xsl:choose>
                    the 3rd semester the contribution towards expenses must be paid together with the tuition fees before the start of the semester.</text:span>
                </text:p>
        <text:p text:style-name="P3">
                    <text:span text:style-name="T14">If the contract is cancelled before graduation for reasons that are the fault of the student, or on their wishes, the contribution towards expenses shall be deducted to cover the additional administrative costs borne by the operator.</text:span>
                </text:p>
        <text:p text:style-name="P27"/>
        <text:p text:style-name="P29"/>
        <text:p text:style-name="P29">6.2.5 Teaching Aids and Learning Tools</text:p>
        <text:p text:style-name="P3">
                    <text:span text:style-name="T14">The acquisition of teaching-related literature and individual learning tools is not covered by the contribution towards expenses. Any additional costs, which arise for example from the course-related, joint purchase of teaching</text:span>
                    <text:span text:style-name="T35"> </text:span>
                    <text:span text:style-name="T14">and / or</text:span>
                    <text:span text:style-name="T35"> </text:span>
                    <text:span text:style-name="T14">learning materials</text:span>
                    <text:span text:style-name="T35"> </text:span>
                    <text:span text:style-name="T14">(scripts, CDs, books, project materials, copying paper, etc.) or result from field trips, are levied by each individual degree program.</text:span>
                </text:p>
        <text:p text:style-name="P27"/>
        <text:p text:style-name="P29"/>
        <text:p text:style-name="P29">6.2.6 Providing Personal Data</text:p>
        <text:p text:style-name="P3">
                    <text:span text:style-name="T14">The student must supply personal data to be recorded on the basis of a law, a regulation or an official communication from the operator.</text:span>
                </text:p>
        <text:p text:style-name="P74">
                    <text:bookmark-start text:name="_Ref78867653"/>
                    <text:span text:style-name="T61">6.2.7 Verwertungsrechte</text:span>
                </text:p>
        <text:p text:style-name="P71">Sofern nicht im Einzelfall andere Regelungen zwischen dem Erhalter und der Studentin oder dem Studenten getroffen wurden, ist die Studentin oder der Student verpflichtet, dem Erhalter die Rechte an Forschungs- und Entwicklungsergebnissen auf dessen schriftliche Anfrage hin anzubieten.</text:p>
        <text:p text:style-name="P71"/>
        <text:p text:style-name="P72">6.2.8 Aufzeichnungen und Mitschnitte</text:p>
        <text:p text:style-name="P70">
                    <text:span text:style-name="T60">Es ist der/dem Studierenden ausdrücklich untersagt, Lehrveranstaltungen als Ganzes oder nur Teile davon aufzuzeichnen und/oder mitzuschneiden (z.B. durch Film- und/oder Tonaufnahmen oder sonstige hierfür geeignete audiovisuelle Mittel). Darüber hinaus ist jede Form der öffentlichen Zurverfügungstellung (drahtlos oder drahtgebunden) der vorgenannten Aufnahmen z.B. in sozialen Netzwerken wie Facebook, StudiVZ etc, aber auch auf Youtube usw. oder durch sonstige für diese Zwecke geeignete Kommunikations-mittel untersagt. Diese Regelungen gelten sinngemäß auch für Skripten, sonstige Lernbehelfe und Prüfungsangaben.</text:span>
                </text:p>
        <text:p text:style-name="P70">
                    <text:span text:style-name="T60">Ausgenommen hiervon ist eine Aufzeichnung zu ausschließlichen Lern-, Studien- und Forschungszwecken und zum privaten Gebrauch, sofern hierfür der Vortragende vorab ausdrücklich seine schriftliche Zustimmung erteilt hat.</text:span>
                </text:p>
        <text:p text:style-name="P71"/>
        <text:p text:style-name="P70">
                    <text:span text:style-name="T61">6.2.9 Geheimhaltungspflicht</text:span>
                    <text:bookmark-end text:name="_Ref78867653"/>
                </text:p>
        <text:p text:style-name="P3">
                    <text:span text:style-name="T8">Die Studentin bzw. der Student ist zur Geheimhaltung von Forschungs- und Entwicklungsaktivitäten und -ergebnissen gegenüber Dritten verpflichtet. </text:span>
                </text:p>
        <text:p text:style-name="P13"/>
        <text:p text:style-name="P45">6.2.7 Exploitation Rights</text:p>
        <text:p text:style-name="P3">
                    <text:span text:style-name="T14">Unless other arrangements have been agreed between the operator and the student at an individual level, on written request, the student undertakes to offer the operator the rights to research and development results.</text:span>
                </text:p>
        <text:p text:style-name="P29"/>
        <text:p text:style-name="P29"/>
        <text:p text:style-name="P29"/>
        <text:p text:style-name="P3">
                    <text:span text:style-name="T14">6.2.8 Recordings</text:span>
                </text:p>
        <text:p text:style-name="P3">
                    <text:span text:style-name="T14">It is expressly forbidden for the student</text:span>
                    <text:span text:style-name="T35"> </text:span>
                    <text:span text:style-name="T14">to record</text:span>
                    <text:span text:style-name="T35"> </text:span>
                    <text:span text:style-name="T14">lectures</text:span>
                    <text:span text:style-name="T35"> </text:span>
                    <text:span text:style-name="T14">in part or in total</text:span>
                    <text:span text:style-name="T35"> </text:span>
                    <text:span text:style-name="T14">(e.g. by using film and / or sound recordings or other audio-visual means suitable for this purpose).</text:span>
                    <text:span text:style-name="T35"> </text:span>
                    <text:span text:style-name="T14">In addition, any form of making the aforementioned recordings publically available</text:span>
                    <text:span text:style-name="T35"> </text:span>
                    <text:span text:style-name="T14">(wired or wireless) for example</text:span>
                    <text:span text:style-name="T35"> </text:span>
                    <text:span text:style-name="T14">in social networks</text:span>
                    <text:span text:style-name="T35"> </text:span>
                    <text:span text:style-name="T14">such as Facebook, StudiVZ etc, but also on Youtube, etc., or by other means of communication</text:span>
                    <text:span text:style-name="T35"> </text:span>
                    <text:span text:style-name="T14">designed</text:span>
                    <text:span text:style-name="T35"> </text:span>
                    <text:span text:style-name="T14">for these purposes</text:span>
                    <text:span text:style-name="T35"> </text:span>
                    <text:span text:style-name="T14">is strictly prohibited.</text:span>
                    <text:span text:style-name="T35"> </text:span>
                    <text:span text:style-name="T14">These regulations shall apply correspondingly to scripts, other learning aids and examination data.</text:span>
                    <text:span text:style-name="T35"> </text:span>
                </text:p>
        <text:p text:style-name="P29"/>
        <text:p text:style-name="P29"/>
        <text:p text:style-name="P29">The only exception is a recording exclusively for the purpose of learning, study and research and for personal use, provided that the lecturer has expressly granted his / her prior written consent.</text:p>
        <text:p text:style-name="P29"/>
        <text:p text:style-name="P29"/>
        <text:p text:style-name="P29">6.2.9 Confidentiality </text:p>
        <text:p text:style-name="P29">The student is required to maintain confidentiality towards third parties of research and development activities and results. </text:p>
        <text:p text:style-name="P24"/>
        <text:p text:style-name="P24"/>
        <text:p text:style-name="P51"/>
        <text:p text:style-name="P3">
                    <text:span text:style-name="T8">6.2.10 Unfallmeldung</text:span>
                </text:p>
        <text:p text:style-name="P3">
                    <text:span text:style-name="T8">Im Falle eines Unfalles mit körperlicher Verletzung des/der Studierenden im Zusammenhang mit dem Studium ist die/der Studierende verpflichtet, innerhalb von drei Tagen eine Meldung am Studiengangssekretariat einzubringen. Dies betrifft auch Wegunfälle zur oder von der FH.</text:span>
                </text:p>
        <text:p text:style-name="P13"/>
        <text:p text:style-name="P1">
                    <text:span text:style-name="T56">7. Beendigung des Vertrages</text:span>
                </text:p>
        <text:p text:style-name="P1">
                    <text:span text:style-name="T27">7.1 Auflösung im beiderseitigen Einvernehmen</text:span>
                </text:p>
        <text:p text:style-name="P7">
                    <text:span text:style-name="T8">Im beiderseitigen Einvernehmen ist die Auflösung des Ausbildungsvertrages jederzeit ohne Angabe von Gründen möglich. Die einvernehmliche Auflösung bedarf der Schriftform.</text:span>
                </text:p>
        <text:p text:style-name="P14"/>
        <text:p text:style-name="P7">
                    <text:span text:style-name="T27">7.2 Kündigung durch die Studentin bzw. den Studenten</text:span>
                </text:p>
        <text:p text:style-name="P7">
                    <text:span text:style-name="T8">Die Studentin bzw. der Student kann den Ausbildungsvertrag schriftlich jeweils zum Ende eines Semesters kündigen.</text:span>
                </text:p>
        <text:p text:style-name="P14"/>
        <text:p text:style-name="P7">
                    <text:span text:style-name="T27">7.3 Ausschluss durch den Erhalter</text:span>
                </text:p>
        <text:p text:style-name="P3">
                    <text:span text:style-name="T8">Der Erhalter kann die Studentin bzw. den Studenten aus wichtigem Grund mit sofortiger Wirkung vom weiteren Studium ausschließen, und zwar beispielsweise wegen</text:span>
                </text:p>
        <text:list xml:id="list122351251167654" text:continue-numbering="true" text:style-name="WW8Num4">
          <text:list-item>
            <text:p text:style-name="P77">nicht genügender Leistung im Sinne der Prüfungsordnung;</text:p>
          </text:list-item>
          <text:list-item>
            <text:p text:style-name="P76">
                            <text:span text:style-name="T59">mehrmaliges unentschuldigtes Verletzen der Anwesenheitspflicht ;</text:span>
                        </text:p>
          </text:list-item>
          <text:list-item>
            <text:p text:style-name="P76">
                            <text:span text:style-name="T59">wiederholten Nichteinhaltens von Prüfungsterminen und Abgabeterminen für Seminararbeiten, Projektarbeiten etc.;</text:span>
                        </text:p>
          </text:list-item>
          <text:list-item>
            <text:p text:style-name="P77">schwerwiegender bzw. wiederholter Verstöße gegen die Hausordnung;</text:p>
          </text:list-item>
        </text:list>
        <text:p text:style-name="P85"/>
        <text:p text:style-name="P87"/>
        <text:p text:style-name="P29">6.2.10 Accident Report </text:p>
        <text:p text:style-name="P3">
                    <text:span text:style-name="T14">In the event of an accident with bodily injury to a student in connection with his / her studies, he / she is obliged to bring a report to the administrative assistant of the degree program within three days.</text:span>
                    <text:span text:style-name="T35"> </text:span>
                    <text:span text:style-name="T14">This also applies to accidents on the way to or from the UAS.</text:span>
                </text:p>
        <text:p text:style-name="P20"/>
        <text:p text:style-name="P20"/>
        <text:p text:style-name="P1">
                    <text:span text:style-name="Strong_20_Emphasis">
                        <text:span text:style-name="T36">7.</text:span>
                    </text:span>
                    <text:span text:style-name="Strong_20_Emphasis">
                        <text:span text:style-name="T35"> </text:span>
                    </text:span>
                    <text:span text:style-name="Strong_20_Emphasis">
                        <text:span text:style-name="T36">Termination of the contract </text:span>
                    </text:span>
                </text:p>
        <text:p text:style-name="P17">7.1 Annulment by Mutual Agreement</text:p>
        <text:p text:style-name="P29"/>
        <text:p text:style-name="P3">
                    <text:span text:style-name="T14">By mutual consent, the annulment of the training contract is possible at any time, without notice and for any reason.</text:span>
                    <text:span text:style-name="T35"> </text:span>
                    <text:span text:style-name="T14">The amicable annulment</text:span>
                    <text:span text:style-name="T35"> </text:span>
                    <text:span text:style-name="T14">must be put down in writing.</text:span>
                </text:p>
        <text:p text:style-name="P20"/>
        <text:p text:style-name="P20"/>
        <text:p text:style-name="P3">
                    <text:span text:style-name="Strong_20_Emphasis">
                        <text:span text:style-name="T13">7.2 Termination by the Student</text:span>
                    </text:span>
                </text:p>
        <text:p text:style-name="P29"/>
        <text:p text:style-name="P29">The student may terminate the training contract in writing at the end of each semester.</text:p>
        <text:p text:style-name="P29"/>
        <text:p text:style-name="P29"/>
        <text:p text:style-name="P18">7.3 Expulsion by the Operator</text:p>
        <text:p text:style-name="P29">The operator may exclude the student from further study with immediate effect for good cause, for example because of</text:p>
        <text:p text:style-name="P20"/>
        <text:list xml:id="list122351257169178" text:continue-numbering="true" text:style-name="WW8Num4">
          <text:list-item>
            <text:p text:style-name="P78">insufficient achievement for the purposes of the examination regulations;</text:p>
          </text:list-item>
          <text:list-item>
            <text:p text:style-name="P78">repeated unexcused violation of the compulsory attendance regulation;</text:p>
          </text:list-item>
          <text:list-item>
            <text:p text:style-name="P78">repeated non-compliance with examination dates and deadlines for seminar papers, project work etc.; </text:p>
          </text:list-item>
          <text:list-item>
            <text:p text:style-name="P78">serious or repeated violation of the house rules;</text:p>
          </text:list-item>
        </text:list>
        <text:p text:style-name="P86"/>
        <text:p text:style-name="P88"/>
        <text:list xml:id="list122351259163733" text:continue-numbering="true" text:style-name="WW8Num4">
          <text:list-item>
            <text:p text:style-name="P77">persönlichen Verhaltens, das zu einer Beeinträchtigung des Images und/oder Betriebes des Studienganges, der Fach-hochschule bzw. des Erhalters oder von Personen führt, die für die Fachhochschule bzw. den Erhalter tätig sind;</text:p>
          </text:list-item>
          <text:list-item>
            <text:p text:style-name="P77">Verletzung der Verpflichtung, dem Erhalter die Rechte an Forschungs- und Entwicklungsergebnissen anzubieten (siehe Pkt. 6.2.7);</text:p>
          </text:list-item>
          <text:list-item>
            <text:p text:style-name="P77">Verletzung der Geheimhaltungspflicht (siehe Pkt. 6.2.8.); </text:p>
          </text:list-item>
          <text:list-item>
            <text:p text:style-name="P77">strafgerichtlicher Verurteilung (wobei die Art des Deliktes und der Grad der Schuld berücksichtigt werden);</text:p>
          </text:list-item>
          <text:list-item>
            <text:p text:style-name="P76">
                            <text:span text:style-name="T59">Nichterfüllung finanzieller Verpflichtungen trotz Mahnung (z.B. Unkostenbeitrag, Studienbeitrag etc.);</text:span>
                        </text:p>
          </text:list-item>
          <text:list-item>
            <text:p text:style-name="P76">
                            <text:span text:style-name="T59">Weigerung zur Beibringung von Daten (siehe Pkt. 6.2.6)</text:span>
                        </text:p>
          </text:list-item>
          <text:list-item>
            <text:p text:style-name="P76">
                            <text:span text:style-name="T59">Plagiieren im Rahmen wissenschaftlicher Arbeiten</text:span>
                        </text:p>
          </text:list-item>
        </text:list>
        <text:p text:style-name="P15"/>
        <text:p text:style-name="P3">
                    <text:span text:style-name="T8">Der Ausschluss kann mündlich erklärt werden. Mit Ausspruch des Ausschlusses endet der Ausbildungsvertrag, es sei denn, es wird ausdrücklich auf einen anderen Endtermin hingewiesen. Eine schriftliche Bestätigung des Ausschlusses wird innerhalb von zwei Wochen nach dessen Ausspruch per Post an die bekannt gegebene Adresse abgeschickt oder auf andere geeignete Weise übermittelt.</text:span>
                </text:p>
        <text:p text:style-name="P3">
                    <text:span text:style-name="T8">Gleichzeitig mit dem Ausspruch des Ausschlusses kann auch ein Hausverbot verhängt werden.</text:span>
                </text:p>
        <text:p text:style-name="P13"/>
        <text:p text:style-name="P3">
                    <text:span text:style-name="T27">7.4 Erlöschen</text:span>
                </text:p>
        <text:p text:style-name="P3">
                    <text:span text:style-name="T8">Der Ausbildungsvertrag erlischt mit der Verleihung des akademischen Grades.</text:span>
                </text:p>
        <text:p text:style-name="P42"/>
        <text:list xml:id="list122351262179150" text:continue-numbering="true" text:style-name="WW8Num4">
          <text:list-item>
            <text:p text:style-name="P76">
                            <text:span text:style-name="T41">personal behavior, which leads to an adverse effect on the image and / or operation of the course, the university or the operator or on persons who are working for the university or the operator;<text:line-break/></text:span>
                        </text:p>
          </text:list-item>
          <text:list-item>
            <text:p text:style-name="P76">
                            <text:span text:style-name="T41">breach of the obligation to offer the operator the rights to research and development results (see Section 6.2.7);<text:line-break/></text:span>
                        </text:p>
          </text:list-item>
          <text:list-item>
            <text:p text:style-name="P76">
                            <text:span text:style-name="T41">breach of confidentiality (see Section 6.2.8.); <text:line-break/></text:span>
                        </text:p>
          </text:list-item>
          <text:list-item>
            <text:p text:style-name="P78">a criminal conviction (whereby the nature of the offence and the level of culpability are taken into account);</text:p>
          </text:list-item>
          <text:list-item>
            <text:p text:style-name="P76">
                            <text:span text:style-name="T41">non-fulfilment of the financial obligations, despite a reminder (e.g. contribution towards expenses, tuition fees , etc.);</text:span>
                        </text:p>
          </text:list-item>
          <text:list-item>
            <text:p text:style-name="P76">
                            <text:span text:style-name="T41">refusal to provide any data (see section 6.2.6);</text:span>
                        </text:p>
          </text:list-item>
          <text:list-item>
            <text:p text:style-name="P77">plagiarism in academic work.</text:p>
          </text:list-item>
        </text:list>
        <text:p text:style-name="P29"/>
        <text:p text:style-name="P29"/>
        <text:p text:style-name="P29">The expulsion can be explained verbally. Once notice of the expulsion has been given the training contract ends unless another deadline is explicitly made clear. Within two weeks of notice being given, written confirmation of the expulsion is mailed by post to the address provided or transmitted in any other appropriate manner.</text:p>
        <text:p text:style-name="P29">Simultaneously with notice of expulsion being given an exclusion order from entering the building may also be imposed.</text:p>
        <text:p text:style-name="P20"/>
        <text:p text:style-name="P20"/>
        <text:p text:style-name="P18">7.4 Expiry</text:p>
        <text:p text:style-name="P29">This contract expires with the award of the degree. </text:p>
        <text:p text:style-name="P53"/>
        <xsl:if test="studiengangSprache = 'English' or ((studiengang_kurzbz ='BEW' or studiengang_kurzbz='BWI') and orgform ='DL')">
          <text:p text:style-name="Standard">
	                    <text:span text:style-name="T3">8. Ergänzende Vereinbarungen</text:span>
	                </text:p>
          <text:p text:style-name="P11"/>
          <text:p text:style-name="P39">
	                    <text:span text:style-name="T10">Das gesamte Studienprogramm wird in englischer Sprache angeboten. Die Studentin bzw. der Student erklärt, die englische Sprache in Wort und Schrift in dem für eine akademische Ausbildung erforderlichen Ausmaß zu beherrschen.</text:span>
	                </text:p>
          <text:p text:style-name="P56"/>
          <text:p text:style-name="P40">
	                    <text:span text:style-name="T8">Studierende des Studiengangs sind verpflichtet, eine EDV-Ausstattung zu beschaffen und zu unterhalten, die es ermöglicht, an den Fernlehrelementen teilzunehmen. Die gesamten Kosten der Anschaffung und des Betriebs (inkl. Kosten für Internet und e-mail) trägt der Student bzw. die Studentin. </text:span>
	                </text:p>
          <text:p text:style-name="P35"/>
        </xsl:if>
        <text:p text:style-name="P38">
                    <text:span text:style-name="T56">
                    <xsl:choose>
						<xsl:when test="studiengangSprache = 'English' or ((studiengang_kurzbz ='BEW' or studiengang_kurzbz='BWI') and orgform ='DL')">
							9. 
						</xsl:when>
						<xsl:otherwise>
							8. 
						</xsl:otherwise>
					</xsl:choose>
                    Unwirksamkeit von Vertrags-bestimmungen, Vertragslücke </text:span>
                </text:p>
        <text:p text:style-name="P35"/>
        <text:p text:style-name="P40">
                    <text:span text:style-name="T8">Sollten einzelne Bestimmungen dieses Vertrages unwirksam oder nichtig sein oder werden, so berührt dies die Gültigkeit der übrigen Bestimmungen dieses Vertrages nicht.</text:span>
                </text:p>
        <text:p text:style-name="P40">
                    <text:span text:style-name="T8">Die Vertragsparteien verpflichten sich, unwirksame oder nichtige Bestimmungen durch neue Bestimmungen zu ersetzen, die dem in den unwirksamen oder nichtigen Bestimmungen enthaltenen Regelungsgehalt in rechtlich zulässiger Weise gerecht werden. Zur Ausfüllung einer allfälligen Lücke verpflichten sich die Vertragsparteien, auf die Etablierung angemessener Regelungen in diesem Vertrag hinzuwirken, die dem am nächsten kommen, was sie nach dem Sinn und Zweck des Vertrages bestimmt hätten, wenn der Punkt von ihnen bedacht worden wäre.</text:span>
                </text:p>
        <text:p text:style-name="P35"/>
        <text:p text:style-name="P47"/>
        <xsl:if test="studiengangSprache = 'English' or ((studiengang_kurzbz ='BEW' or studiengang_kurzbz='BWI') and orgform ='DL')">
          <text:p text:style-name="P38">
	                    <text:span text:style-name="T3">8.</text:span>
	                    <text:span text:style-name="T1"> </text:span>
	                    <text:span text:style-name="T3">Supplementary</text:span>
	                    <text:span text:style-name="T1"> </text:span>
	                    <text:span text:style-name="T3">Agreements</text:span>
	                    <text:span text:style-name="T1"> </text:span>
	                </text:p>
          <text:p text:style-name="P41"/>
          <text:p text:style-name="P39">
	                    <text:span text:style-name="T10">The entire degree program is offered in English. The student declares he / she masters </text:span>
	                    <text:span text:style-name="T31">the</text:span>
	                    <text:span text:style-name="T10"> English language in word and in writing to the extent necessary for an academic degree program.</text:span>
	                </text:p>
          <text:p text:style-name="P36"/>
          <text:p text:style-name="P36"/>
          <text:p text:style-name="P39">
	                    <text:span text:style-name="T10">Students in the program are required to obtain and maintain computer equipment which allows them to participate in the distance learning elements. </text:span>
	                    <text:span text:style-name="T31">The total cost of acquisition and operation (including costs for Internet and e-mail) shall be borne by the student. </text:span>
	                </text:p>
        </xsl:if>
        <text:p text:style-name="P33"/>
        <text:p text:style-name="P33"/>
        <text:p text:style-name="P32"/>
        <text:p text:style-name="Standard">
                    <text:span text:style-name="T39">
                    <xsl:choose>
						<xsl:when test="studiengangSprache = 'English' or ((studiengang_kurzbz ='BEW' or studiengang_kurzbz='BWI') and orgform ='DL')">
							9. 
						</xsl:when>
						<xsl:otherwise>
							8. 
						</xsl:otherwise>
					</xsl:choose>
					</text:span>
                    <text:span text:style-name="T63"> </text:span>
                    <text:span text:style-name="T39">Invalidity of Contractual Provisions, Contractual Gap </text:span>
                </text:p>
        <text:p text:style-name="P29"/>
        <text:p text:style-name="P29">If any provision of this agreement should be or become invalid or void, this shall not affect the validity of the remaining provisions of this agreement.</text:p>
        <text:p text:style-name="P3">
                    <text:span text:style-name="T14">The parties undertake to replace the invalid or void provisions with new provisions that</text:span>
                    <text:span text:style-name="T35"> </text:span>
                    <text:span text:style-name="T14">meet the content of the rules contained in the invalid or void provisions in a legally permissible manner. To fill</text:span>
                    <text:span text:style-name="T35"> </text:span>
                    <text:span text:style-name="T14">a possible gap, the parties undertake to work towards the establishment of appropriate regulations in this contract, which come closest to what they would have determined in terms of meaning and purpose of the contract, if the point had been considered by them.</text:span>
                </text:p>
        <text:p text:style-name="P24"/>
        <text:p text:style-name="P51"/>
        <text:p text:style-name="Standard">
                    <text:span text:style-name="T1">
                    <xsl:choose>
						<xsl:when test="studiengangSprache = 'English' or ((studiengang_kurzbz ='BEW' or studiengang_kurzbz='BWI') and orgform ='DL')">
							10. 
						</xsl:when>
						<xsl:otherwise>
							9. 
						</xsl:otherwise>
					</xsl:choose>
					Ausfertigungen, Gebühren,</text:span>
                    <text:span text:style-name="T56"> Gerichtsstand</text:span>
                </text:p>
        <text:p text:style-name="P13"/>
        <text:p text:style-name="P3">
                    <text:span text:style-name="T8">Die Ausfertigung dieses Vertrages erfolgt in zweifacher Ausführung. Ein Original verbleibt im zuständigen Administrationsbüro des Fachhochschul-Studienganges. Eine Ausfertigung wird der Studentin bzw. dem Studenten übergeben.</text:span>
                </text:p>
        <text:p text:style-name="P13"/>
        <text:p text:style-name="P13">Die englische Übersetzung des deutschsprachigen Vertrages dient nur als Referenz. Rechtsgültigkeit hat ausschließlich der deutsche Vertrag.</text:p>
        <text:p text:style-name="P13"/>
        <text:p text:style-name="P13">Der Ausbildungsvertrag ist gebührenfrei.</text:p>
        <text:p text:style-name="P3">
                    <text:span text:style-name="T8">Gerichtsstand ist Wien, Innere Stadt.</text:span>
                </text:p>
        <text:p text:style-name="P13"/>
        <text:p text:style-name="P13"/>
        <text:p text:style-name="P42"/>
        <text:p text:style-name="Standard">
                    <text:span text:style-name="T39">
                    <xsl:choose>
						<xsl:when test="studiengangSprache = 'English' or ((studiengang_kurzbz ='BEW' or studiengang_kurzbz='BWI') and orgform ='DL')">
							10.
						</xsl:when>
						<xsl:otherwise>
							9.
						</xsl:otherwise>
					</xsl:choose>
					</text:span>
                    <text:span text:style-name="T63"> </text:span>
                    <text:span text:style-name="T39">Copies, Fees, Place of Jurisdiction</text:span>
                </text:p>
        <text:p text:style-name="P29"/>
        <text:p text:style-name="P3">
                    <text:span text:style-name="T14">This contract is provided in duplicate. An original remains with the competent administrations office of the University of Applied Sciences’ Degree Program.</text:span>
                    <text:span text:style-name="T35"> </text:span>
                    <text:span text:style-name="T14">A copy</text:span>
                    <text:span text:style-name="T35"> </text:span>
                    <text:span text:style-name="T14">is given to the student.</text:span>
                    <text:span text:style-name="T35"> </text:span>
                </text:p>
        <text:p text:style-name="P29"/>
        <text:p text:style-name="P29"/>
        <text:p text:style-name="P3">
                    <text:span text:style-name="T21">The English translation of the German contract is intended as a reference only. Only the German version of this contract is legally valid in a Court of Law.</text:span>
                </text:p>
        <text:p text:style-name="P29"/>
        <text:p text:style-name="P29">The training contract is free of charge. </text:p>
        <text:p text:style-name="P29">Place of Jurisdiction is Vienna, Inner City.</text:p>
        <text:p text:style-name="P24"/>
        <text:p text:style-name="P24"/>
        <text:p text:style-name="P24"/>
      </text:section>
      <text:section text:style-name="Sect3" text:name="Bereich4">
        <text:p text:style-name="P24"/>
        <text:p text:style-name="P54">
                    <text:span text:style-name="T8">Wien (Vienna), <xsl:value-of select="datum_aktuell"/></text:span>
                </text:p>
        <text:p text:style-name="P57">
                    <text:span text:style-name="T43">Ort, Datum (City, Date)</text:span>
                </text:p>
        <text:p text:style-name="P55"/>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59"/>
            </table:table-cell>
            <table:table-cell table:style-name="Tabelle1.B1" office:value-type="string">
              <text:p text:style-name="P60"/>
            </table:table-cell>
            <table:table-cell table:style-name="Tabelle1.A1" office:value-type="string">
              <text:p text:style-name="P66"/>
              <text:p text:style-name="P65"/>
              <text:p text:style-name="P58"/>
            </table:table-cell>
          </table:table-row>
          <table:table-row table:style-name="Tabelle1.1">
            <table:table-cell table:style-name="Tabelle1.A2" office:value-type="string">
              <text:p text:style-name="P63">
                                <text:span text:style-name="T43">Die Studentin/der Student /<text:line-break/>ggf. gesetzliche VertreterInnen</text:span>
                            </text:p>
              <text:p text:style-name="P63">
                                <text:span text:style-name="T46">(The student /</text:span>
                                <text:span text:style-name="T35">
                                    <text:line-break/>
                                </text:span>
                                <text:span text:style-name="T46">if necessary legal representatives)</text:span>
                            </text:p>
            </table:table-cell>
            <table:table-cell table:style-name="Tabelle1.B1" office:value-type="string">
              <text:p text:style-name="P62"/>
            </table:table-cell>
            <table:table-cell table:style-name="Tabelle1.A2" office:value-type="string">
              <text:p text:style-name="P61">Für die FH Technikum Wien</text:p>
              <text:p text:style-name="P61"/>
              <text:p text:style-name="P64">
                                <text:span text:style-name="T45">(For the UAS Technikum Wien)</text:span>
                            </text:p>
            </table:table-cell>
          </table:table-row>
        </table:table>
        <text:p text:style-name="P55"/>
      </text:section>
    </office:text>
  </xsl:template>
</xsl:styleshee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style:contextual-spacing="false" fo:keep-with-next="always"/>
      <style:text-properties fo:font-size="16pt" fo:language="de" fo:country="A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list-style-name="WW8Num9" style:class="text">
      <style:paragraph-properties fo:margin-top="0.423cm" fo:margin-bottom="0.106cm" style:contextual-spacing="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1"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text-align="justify" style:justify-single-word="false"/>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Kommentartext" style:family="paragraph" style:parent-style-name="Standard">
      <style:text-properties fo:font-size="10pt" style:font-size-asian="10pt"/>
    </style:style>
    <style:style style:name="Textkörper_20_3" style:display-name="Textkörper 3" style:family="paragraph" style:parent-style-name="Standard">
      <style:paragraph-properties fo:text-align="justify" style:justify-single-word="false">
        <style:tab-stops>
          <style:tab-stop style:position="1.251cm"/>
        </style:tab-stops>
      </style:paragraph-properties>
      <style:text-properties fo:font-size="10.5pt" style:font-size-asian="10.5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andard_20__28_Web_29_" style:display-name="Standard (Web)" style:family="paragraph" style:parent-style-name="Standard">
      <style:paragraph-properties fo:margin-top="0.176cm" fo:margin-bottom="0.176cm" style:contextual-spacing="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elleninhalt" style:family="paragraph" style:parent-style-name="Standard">
      <style:paragraph-properties fo:margin-top="0.141cm" fo:margin-bottom="0.141cm" style:contextual-spacing="false"/>
      <style:text-properties fo:font-size="9pt" fo:language="en" fo:country="GB" style:font-size-asian="9pt"/>
    </style:style>
    <style:style style:name="Aufzählungen" style:family="paragraph" style:parent-style-name="Standard" style:list-style-name="WW8Num6"/>
    <style:style style:name="Formatvorlage_20_Aufzählung_20_1" style:display-name="Formatvorlage Aufzählung 1" style:family="paragraph" style:parent-style-name="Standard" style:list-style-name="WW8Num4">
      <style:paragraph-properties fo:line-height="130%"/>
      <style:text-properties fo:font-size="10pt" style:font-size-asian="10pt"/>
    </style:style>
    <style:style style:name="Standard1" style:family="paragraph">
      <style:paragraph-properties fo:orphans="2" fo:widows="2"/>
      <style:text-properties fo:color="#000000" style:font-name="Lucida Grande" fo:font-family="'Lucida Grande', 'Times New Roman'" style:font-family-generic="roman" fo:font-size="12pt" fo:language="de" fo:country="DE" style:font-name-asian="ヒラギノ角ゴ Pro W3" style:font-family-asian="'ヒラギノ角ゴ Pro W3'" style:font-family-generic-asian="roman" style:font-size-asian="12pt" style:font-name-complex="Lucida Grande" style:font-family-complex="'Lucida Grande', 'Times New Roman'" style:font-family-generic-complex="roman" style:font-size-complex="10pt" style:language-complex="ar" style:country-complex="SA"/>
    </style:style>
    <style:style style:name="Footnote" style:family="paragraph" style:parent-style-name="Standard" style:class="extra">
      <style:text-properties fo:font-size="10pt" style:font-size-asian="10pt"/>
    </style:style>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50% 100%"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variant="normal" fo:text-transform="none" fo:color="#000000" style:text-outline="false" style:text-line-through-style="none" style:text-line-through-type="none" style:text-position="-8% 100%" style:font-name="Wingdings" fo:font-family="Wingdings" style:font-pitch="variable" style:font-charset="x-symbol" fo:font-size="12pt" fo:font-style="normal" fo:text-shadow="none" fo:font-weight="normal" style:font-size-asian="12pt" style:font-style-asian="normal" style:font-weight-asian="normal" style:font-name-complex="Wingdings" style:font-family-complex="Wingdings" style:font-pitch-complex="variable" style:font-charset-complex="x-symbol" text:display="tru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tyle="normal" style:font-style-asian="norma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8462" style:text-position="super 58%"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fo:font-style="normal" style:font-style-asian="norma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tyle="normal" style:font-style-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Absatz-Standardschriftart" style:family="text"/>
    <style:style style:name="Page_20_Number" style:display-name="Page Number" style:family="text" style:parent-style-name="Absatz-Standardschriftart"/>
    <style:style style:name="Kommentarzeichen" style:family="text">
      <style:text-properties fo:font-size="8pt" style:font-size-asian="8pt"/>
    </style:style>
    <style:style style:name="Footnote_20_Symbol" style:display-name="Footnote Symbol" style:family="text">
      <style:text-properties style:text-position="super 58%"/>
    </style:style>
    <style:style style:name="Fußnotentext_20_Zchn" style:display-name="Fußnoten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65cm" fo:margin-left="0.365cm"/>
        </style:list-level-properties>
        <style:text-properties style:font-name="Wingdings"/>
      </text:list-level-style-bullet>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de" fo:country="AT" style:language-asian="de" style:country-asian="AT"/>
    </style:style>
    <style:style style:name="MT1" style:family="text">
      <style:text-properties fo:font-size="8pt" style:font-size-asian="8pt" style:font-size-complex="8pt"/>
    </style:style>
    <style:style style:name="MT2" style:family="text">
      <style:text-properties fo:font-size="8pt" fo:background-color="transparent" loext:char-shading-value="0" style:font-size-asian="8pt" style:font-size-complex="8pt"/>
    </style:style>
    <style:style style:name="MT3" style:family="text">
      <style:text-properties fo:font-size="8pt" fo:font-weight="bold" fo:background-color="transparent" loext:char-shading-value="0" style:font-size-asian="8pt" style:font-weight-asian="bold"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2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48cm" fo:margin-bottom="3.381cm" style:dynamic-spacing="true"/>
      </style:header-style>
      <style:footer-style>
        <style:header-footer-properties fo:min-height="0.771cm" fo:margin-top="0.672cm" style:dynamic-spacing="true"/>
      </style:footer-style>
    </style:page-layout>
  </office:automatic-styles>
  <office:master-styles>
    <style:master-page style:name="Standard" style:page-layout-name="Mpm1">
      <style:header>
        <text:p text:style-name="MP1"><draw:frame draw:style-name="Mfr1" draw:name="Bild2" text:anchor-type="char" svg:x="11.001cm" svg:y="-0.628cm" svg:width="6.008cm" svg:height="2.699cm" draw:z-index="9"><draw:image xlink:href="Pictures/1000000000000F43000006D854A2A369.jpg" xlink:type="simple" xlink:show="embed" xlink:actuate="onLoad"/></draw:frame></text:p>
      </style:header>
      <style:header-first>
        <text:p text:style-name="MP1"><draw:frame draw:style-name="Mfr1" draw:name="Bild1" text:anchor-type="char" svg:x="11.06cm" svg:y="-0.628cm" svg:width="6.008cm" svg:height="2.699cm" draw:z-index="0"><draw:image xlink:href="Pictures/1000000000000F43000006D854A2A369.jpg" xlink:type="simple" xlink:show="embed" xlink:actuate="onLoad"/></draw:frame></text:p>
      </style:header-first>
      <style:footer>
        <text:p text:style-name="Footer"><text:span text:style-name="MT1">Ausbildungsvertrag (Training Contract)<text:tab/><text:tab/></text:span><text:span text:style-name="Page_20_Number"><text:span text:style-name="MT1"><text:page-number text:select-page="current">11</text:page-number></text:span></text:span></text:p>
        <text:p text:style-name="Footer"><text:span text:style-name="Page_20_Number"><text:span text:style-name="MT2">Bachelor/Master-Studiengang (Degree Progra</text:span></text:span><text:span text:style-name="Page_20_Number"><text:span text:style-name="MT1">m) XXX</text:span></text:span></text:p>
      </style:footer>
      <style:footer-first>
        <text:p text:style-name="Footer"><text:span text:style-name="MT1">Ausbildungsvertrag (Training Contract)<text:tab/><text:tab/></text:span><text:span text:style-name="Page_20_Number"><text:span text:style-name="MT1"><text:page-number text:select-page="current">1</text:page-number></text:span></text:span></text:p>
        <text:p text:style-name="Footer"><text:span text:style-name="Page_20_Number"><text:span text:style-name="MT2">Bachelor/Master-Studiengang (Degree Program) </text:span></text:span><text:span text:style-name="Page_20_Number"><text:span text:style-name="MT3">XXX</text:span></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Fh, Studiengang Elektronik</meta:initial-creator>
    <meta:creation-date>2014-10-29T18:03:00</meta:creation-date>
    <dc:date>2015-01-08T12:23:50.931000000</dc:date>
    <meta:print-date>2014-10-22T12:17:00</meta:print-date>
    <meta:editing-cycles>11</meta:editing-cycles>
    <meta:generator>LibreOffice/4.2.2.1$Windows_x86 LibreOffice_project/3be8cda0bddd8e430d8cda1ebfd581265cca5a0f</meta:generator>
    <meta:editing-duration>PT1M15S</meta:editing-duration>
    <meta:document-statistic meta:table-count="1" meta:image-count="2" meta:object-count="0" meta:page-count="11" meta:paragraph-count="200" meta:word-count="3641" meta:character-count="25681" meta:non-whitespace-character-count="22218"/>
    <meta:user-defined meta:name="dgnword-docGUID">{2263D51B-FBC1-4FEA-A442-0C9976B4D978}</meta:user-defined>
    <meta:user-defined meta:name="dgnword-eventsink">110333320</meta:user-defined>
  </office:meta>
</office:document-meta>
</file>